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"/>
  <manifest:file-entry manifest:full-path="ObjectReplacements/Object 42" manifest:media-type="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6" svg:font-family="'Bitstream Vera San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7.343cm" style:rel-column-width="52589*"/>
    </style:style>
    <style:style style:name="Tableau1.B" style:family="table-column">
      <style:table-column-properties style:column-width="1.808cm" style:rel-column-width="12946*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7.343cm" style:rel-column-width="52589*"/>
    </style:style>
    <style:style style:name="Tableau2.B" style:family="table-column">
      <style:table-column-properties style:column-width="1.808cm" style:rel-column-width="12946*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7.343cm" style:rel-column-width="52589*"/>
    </style:style>
    <style:style style:name="Tableau5.B" style:family="table-column">
      <style:table-column-properties style:column-width="1.808cm" style:rel-column-width="12946*"/>
    </style:style>
    <style:style style:name="Tableau5.1" style:family="table-row">
      <style:table-row-properties style:row-height="0.801cm"/>
    </style:style>
    <style:style style:name="Tableau5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style:vertical-align="middle" fo:padding="0.097cm" fo:border="0.5pt solid #000000"/>
    </style:style>
    <style:style style:name="Tableau5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2.288cm" style:rel-column-width="16383*"/>
    </style:style>
    <style:style style:name="Tableau6.D" style:family="table-column">
      <style:table-column-properties style:column-width="2.288cm" style:rel-column-width="16386*"/>
    </style:style>
    <style:style style:name="Tableau6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D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6.2" style:family="table-row">
      <style:table-row-properties style:row-height="0.80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9.151cm" table:align="center"/>
    </style:style>
    <style:style style:name="Tableau7.A" style:family="table-column">
      <style:table-column-properties style:column-width="0.649cm"/>
    </style:style>
    <style:style style:name="Tableau7.B" style:family="table-column">
      <style:table-column-properties style:column-width="2.9cm"/>
    </style:style>
    <style:style style:name="Tableau7.C" style:family="table-column">
      <style:table-column-properties style:column-width="0.852cm"/>
    </style:style>
    <style:style style:name="Tableau7.D" style:family="table-column">
      <style:table-column-properties style:column-width="0.4cm"/>
    </style:style>
    <style:style style:name="Tableau7.E" style:family="table-column">
      <style:table-column-properties style:column-width="0.651cm"/>
    </style:style>
    <style:style style:name="Tableau7.G" style:family="table-column">
      <style:table-column-properties style:column-width="0.799cm"/>
    </style:style>
    <style:style style:name="Tableau7.1" style:family="table-row">
      <style:table-row-properties style:row-height="0.801cm"/>
    </style:style>
    <style:style style:name="Tableau7.A1" style:family="table-cell">
      <style:table-cell-properties style:vertical-align="middle" fo:padding-left="0cm" fo:padding-right="0.101cm" fo:padding-top="0.101cm" fo:padding-bottom="0.101cm" fo:border="none"/>
    </style:style>
    <style:style style:name="Tableau7.B1" style:family="table-cell">
      <style:table-cell-properties fo:padding="0.097cm" fo:border-left="none" fo:border-right="none" fo:border-top="none" fo:border-bottom="0.5pt solid #000000"/>
    </style:style>
    <style:style style:name="Tableau7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7.E1" style:family="table-cell">
      <style:table-cell-properties style:vertical-align="middle" fo:background-color="transparent" fo:padding="0.097cm" fo:border-left="1pt solid #b2b2b2" fo:border-right="none" fo:border-top="none" fo:border-bottom="none">
        <style:background-image/>
      </style:table-cell-properties>
    </style:style>
    <style:style style:name="Tableau7.F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7.2" style:family="table-row">
      <style:table-row-properties style:row-height="1.401cm"/>
    </style:style>
    <style:style style:name="Tableau7.B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F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F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officeooo:paragraph-rsid="003089c0"/>
    </style:style>
    <style:style style:name="P7" style:family="paragraph" style:parent-style-name="Standard">
      <style:text-properties officeooo:paragraph-rsid="00364c85"/>
    </style:style>
    <style:style style:name="P8" style:family="paragraph" style:parent-style-name="Standard">
      <style:text-properties officeooo:paragraph-rsid="005682ec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2aae15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>
      <style:text-properties fo:language="zxx" fo:country="none" officeooo:rsid="003398f4" officeooo:paragraph-rsid="003398f4" style:language-asian="zxx" style:country-asian="none"/>
    </style:style>
    <style:style style:name="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transparent"/>
      <style:text-properties style:font-name="Bitstream Vera Sans2" fo:font-size="10pt" officeooo:paragraph-rsid="0037e86b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0.43cm" fo:orphans="2" fo:widows="2" fo:text-indent="0cm" style:auto-text-indent="false" style:page-number="auto" fo:background-color="transparent" style:shadow="none">
        <style:tab-stops/>
      </style:paragraph-properties>
      <style:text-properties officeooo:paragraph-rsid="003f2983"/>
    </style:style>
    <style:style style:name="P32" style:family="paragraph" style:parent-style-name="_5f_Paragraphe_20_livret_20_réponse_20_élève">
      <style:paragraph-properties fo:margin-left="0cm" fo:margin-right="0cm" fo:margin-top="0.15cm" fo:margin-bottom="0cm" loext:contextual-spacing="false" fo:line-height="100%" fo:text-align="start" style:justify-single-word="false" fo:text-indent="0cm" style:auto-text-indent="false"/>
      <style:text-properties fo:color="#c74028" fo:font-weight="bold" officeooo:paragraph-rsid="003089c0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089c0"/>
    </style:style>
    <style:style style:name="P34" style:family="paragraph" style:parent-style-name="_5f_Paragraphe_20_livret_20_">
      <style:paragraph-properties fo:margin-top="0cm" fo:margin-bottom="0cm" loext:contextual-spacing="false"/>
    </style:style>
    <style:style style:name="P35" style:family="paragraph" style:parent-style-name="_5f_Paragraphe_20_livret_20_">
      <style:paragraph-properties fo:margin-top="0cm" fo:margin-bottom="0cm" loext:contextual-spacing="false"/>
      <style:text-properties officeooo:paragraph-rsid="003089c0"/>
    </style:style>
    <style:style style:name="P36" style:family="paragraph" style:parent-style-name="_5f_Paragraphe_20_livret_20_">
      <style:paragraph-properties fo:margin-top="0cm" fo:margin-bottom="0cm" loext:contextual-spacing="false"/>
      <style:text-properties fo:font-size="9pt" fo:font-weight="bold" officeooo:paragraph-rsid="003089c0" style:font-size-asian="9pt" style:font-weight-asian="bold" style:font-size-complex="9pt" style:font-weight-complex="bold"/>
    </style:style>
    <style:style style:name="P37" style:family="paragraph" style:parent-style-name="_5f_Paragraphe_20_livret_20_">
      <style:paragraph-properties fo:margin-top="0cm" fo:margin-bottom="0cm" loext:contextual-spacing="false"/>
      <style:text-properties fo:font-size="9pt" fo:font-weight="bold" officeooo:paragraph-rsid="0046736b" style:font-size-asian="9pt" style:font-weight-asian="bold" style:font-size-complex="9pt" style:font-weight-complex="bold"/>
    </style:style>
    <style:style style:name="P38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officeooo:paragraph-rsid="003089c0" style:font-size-asian="9pt" style:font-size-complex="9pt"/>
    </style:style>
    <style:style style:name="P39" style:family="paragraph" style:parent-style-name="_5f_Paragraphe_20_livret_20_">
      <style:paragraph-properties fo:margin-top="0cm" fo:margin-bottom="0cm" loext:contextual-spacing="false"/>
      <style:text-properties fo:font-size="9pt" style:font-size-asian="7.84999990463257pt" style:font-size-complex="9pt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Bitstream Vera Sans2" fo:font-size="10pt" fo:font-weight="bold" officeooo:paragraph-rsid="003089c0" style:font-weight-asian="bold" style:font-weight-complex="bold"/>
    </style:style>
    <style:style style:name="P41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Bitstream Vera Sans2" fo:font-size="10pt" fo:font-weight="bold" officeooo:paragraph-rsid="003089c0" style:font-weight-asian="bold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10pt" fo:font-weight="bold" officeooo:paragraph-rsid="003089c0" style:font-weight-asian="bold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3089c0" style:font-size-asian="9pt" style:font-size-complex="9pt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46736b" style:font-size-asian="9pt" style:font-size-complex="9pt"/>
    </style:style>
    <style:style style:name="P45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1" fo:font-size="9pt" officeooo:paragraph-rsid="003089c0" style:font-size-asian="9pt" style:font-size-complex="9pt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fo:font-weight="bold" officeooo:paragraph-rsid="003089c0" style:font-size-asian="9pt" style:font-weight-asian="bold" style:font-size-complex="9pt" style:font-weight-complex="bold"/>
    </style:style>
    <style:style style:name="P4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48" style:family="paragraph" style:parent-style-name="_5f_Paragraphe_20_livret_20_">
      <style:text-properties officeooo:paragraph-rsid="00355032"/>
    </style:style>
    <style:style style:name="P49" style:family="paragraph" style:parent-style-name="_5f_Paragraphe_20_livret_20_">
      <style:paragraph-properties fo:text-align="start" style:justify-single-word="false"/>
    </style:style>
    <style:style style:name="P50" style:family="paragraph" style:parent-style-name="_5f_Paragraphe_20_livret_20_">
      <style:text-properties fo:font-weight="bold" style:font-weight-asian="bold" style:font-weight-complex="bold"/>
    </style:style>
    <style:style style:name="P51" style:family="paragraph" style:parent-style-name="_5f_Paragraphe_20_livret_20_">
      <style:text-properties officeooo:paragraph-rsid="005682ec"/>
    </style:style>
    <style:style style:name="P52" style:family="paragraph" style:parent-style-name="Table_20_Contents">
      <style:paragraph-properties fo:text-align="start" style:justify-single-word="false"/>
      <style:text-properties style:font-name="Bitstream Vera Sans2" fo:font-size="10pt" officeooo:paragraph-rsid="003089c0"/>
    </style:style>
    <style:style style:name="P53" style:family="paragraph" style:parent-style-name="Table_20_Contents">
      <style:paragraph-properties fo:text-align="start" style:justify-single-word="false"/>
      <style:text-properties style:font-name="Bitstream Vera Sans2" fo:font-size="10pt" fo:font-weight="bold" officeooo:paragraph-rsid="003089c0" style:font-weight-asian="bold" style:font-weight-complex="bold"/>
    </style:style>
    <style:style style:name="P54" style:family="paragraph" style:parent-style-name="Standard">
      <style:paragraph-properties fo:margin-top="0.3cm" fo:margin-bottom="0cm" loext:contextual-spacing="false"/>
      <style:text-properties officeooo:paragraph-rsid="00355032"/>
    </style:style>
    <style:style style:name="P55" style:family="paragraph" style:parent-style-name="Standard">
      <style:paragraph-properties fo:margin-top="0.199cm" fo:margin-bottom="0cm" loext:contextual-spacing="false"/>
      <style:text-properties style:font-name="Bitstream Vera Sans4" fo:font-size="9pt" style:text-underline-style="none" fo:font-weight="normal" officeooo:paragraph-rsid="00355032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margin-top="0.3cm" fo:margin-bottom="0.801cm" loext:contextual-spacing="false" fo:text-align="center" style:justify-single-word="false"/>
      <style:text-properties officeooo:paragraph-rsid="003089c0"/>
    </style:style>
    <style:style style:name="P57" style:family="paragraph" style:parent-style-name="Standard">
      <style:paragraph-properties fo:margin-top="0.101cm" fo:margin-bottom="0cm" loext:contextual-spacing="false"/>
      <style:text-properties fo:font-size="8pt" officeooo:paragraph-rsid="00396c71" style:font-size-asian="8pt" style:font-size-complex="8pt"/>
    </style:style>
    <style:style style:name="P58" style:family="paragraph" style:parent-style-name="Standard">
      <style:paragraph-properties fo:margin-top="0.101cm" fo:margin-bottom="0cm" loext:contextual-spacing="false"/>
      <style:text-properties fo:font-size="8pt" officeooo:paragraph-rsid="0046736b" style:font-size-asian="8pt" style:font-size-complex="8pt"/>
    </style:style>
    <style:style style:name="P59" style:family="paragraph" style:parent-style-name="Standard">
      <style:paragraph-properties fo:margin-top="0.101cm" fo:margin-bottom="0cm" loext:contextual-spacing="false" style:shadow="none"/>
      <style:text-properties fo:color="#000000" style:font-name="Bitstream Vera Sans6" fo:font-size="8pt" fo:font-style="normal" fo:font-weight="bold" officeooo:paragraph-rsid="0046736b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60" style:family="paragraph" style:parent-style-name="_5f_Paragraphe_20_livret_20_">
      <style:paragraph-properties fo:margin-top="0.101cm" fo:margin-bottom="0cm" loext:contextual-spacing="false" fo:text-align="center" style:justify-single-word="false"/>
      <style:text-properties officeooo:paragraph-rsid="003089c0"/>
    </style:style>
    <style:style style:name="P61" style:family="paragraph" style:parent-style-name="_5f_Paragraphe_20_livret_20_réponse_20_élève">
      <style:paragraph-properties fo:margin-top="0.101cm" fo:margin-bottom="0.101cm" loext:contextual-spacing="false" fo:text-align="center" style:justify-single-word="false"/>
      <style:text-properties officeooo:paragraph-rsid="003089c0"/>
    </style:style>
    <style:style style:name="P62" style:family="paragraph" style:parent-style-name="_5f_Paragraphe_20_livret_20_réponse_20_élève">
      <style:paragraph-properties fo:margin-top="0.101cm" fo:margin-bottom="0.101cm" loext:contextual-spacing="false" fo:line-height="100%" fo:text-align="end" style:justify-single-word="false"/>
      <style:text-properties fo:color="#c74028" fo:font-weight="bold" officeooo:paragraph-rsid="003089c0" style:font-weight-asian="bold" style:font-weight-complex="bold"/>
    </style:style>
    <style:style style:name="P63" style:family="paragraph" style:parent-style-name="_5f_Paragraphe_20_livret_20_">
      <style:paragraph-properties fo:margin-top="0.101cm" fo:margin-bottom="0.101cm" loext:contextual-spacing="false"/>
    </style:style>
    <style:style style:name="P64" style:family="paragraph" style:parent-style-name="_5f_Paragraphe_20_livret_20_réponse_20_élève">
      <style:paragraph-properties fo:margin-top="0.15cm" fo:margin-bottom="0cm" loext:contextual-spacing="false" fo:line-height="100%" fo:text-align="end" style:justify-single-word="false"/>
      <style:text-properties fo:color="#c74028" fo:font-weight="bold" officeooo:paragraph-rsid="003089c0" style:font-weight-asian="bold" style:font-weight-complex="bold"/>
    </style:style>
    <style:style style:name="P65" style:family="paragraph" style:parent-style-name="_5f_Paragraphe_20_livret_20_réponse_20_élève">
      <style:paragraph-properties fo:margin-left="0.176cm" fo:margin-right="-0.005cm" fo:margin-top="0.101cm" fo:margin-bottom="0.101cm" loext:contextual-spacing="false" fo:text-align="start" style:justify-single-word="false" fo:text-indent="0cm" style:auto-text-indent="false"/>
      <style:text-properties officeooo:paragraph-rsid="0046736b"/>
    </style:style>
    <style:style style:name="P66" style:family="paragraph" style:parent-style-name="_5f_Paragraphe_20_livret_20_">
      <style:paragraph-properties fo:margin-top="0.09cm" fo:margin-bottom="0.101cm" loext:contextual-spacing="false"/>
      <style:text-properties officeooo:paragraph-rsid="005682ec"/>
    </style:style>
    <style:style style:name="P67" style:family="paragraph" style:parent-style-name="Exo_5f_Num">
      <style:paragraph-properties fo:text-align="start" style:justify-single-word="false"/>
    </style:style>
    <style:style style:name="P68" style:family="paragraph" style:parent-style-name="Exo_5f_Num">
      <style:paragraph-properties fo:margin-top="0.7cm" fo:margin-bottom="0.101cm" loext:contextual-spacing="false"/>
    </style:style>
    <style:style style:name="P69" style:family="paragraph" style:parent-style-name="Exo_5f_Num">
      <style:paragraph-properties fo:margin-top="0.85cm" fo:margin-bottom="0.101cm" loext:contextual-spacing="false"/>
    </style:style>
    <style:style style:name="P70" style:family="paragraph" style:parent-style-name="Exo_5f_Num" style:master-page-name="">
      <style:paragraph-properties fo:margin-top="0cm" fo:margin-bottom="0.101cm" loext:contextual-spacing="false" style:page-number="auto" fo:break-before="page"/>
    </style:style>
    <style:style style:name="P71" style:family="paragraph" style:parent-style-name="Exo_5f_Num">
      <style:paragraph-properties fo:margin-top="1.15cm" fo:margin-bottom="0.101cm" loext:contextual-spacing="false"/>
    </style:style>
    <style:style style:name="P72" style:family="paragraph" style:parent-style-name="Exo_5f_Num">
      <style:paragraph-properties fo:margin-top="1.05cm" fo:margin-bottom="0.101cm" loext:contextual-spacing="false"/>
    </style:style>
    <style:style style:name="P73" style:family="paragraph" style:parent-style-name="Exo_5f_Num">
      <style:paragraph-properties fo:margin-top="0.6cm" fo:margin-bottom="0.101cm" loext:contextual-spacing="false"/>
      <style:text-properties officeooo:paragraph-rsid="005682ec"/>
    </style:style>
    <style:style style:name="P74" style:family="paragraph" style:parent-style-name="FILET_5f_POINTILLES" style:list-style-name="_5f_Numérotation_20_des_20_exercices_20_livrets">
      <style:paragraph-properties fo:margin-top="0.101cm" fo:margin-bottom="0.199cm" loext:contextual-spacing="false"/>
      <style:text-properties style:font-name="OpenSymbol1" officeooo:paragraph-rsid="0037e86b"/>
    </style:style>
    <style:style style:name="P75" style:family="paragraph" style:parent-style-name="FILET_5f_POINTILLES" style:list-style-name="_5f_Numérotation_20_des_20_exercices_20_livrets">
      <style:paragraph-properties fo:margin-left="0cm" fo:margin-right="0.053cm" fo:margin-top="0.101cm" fo:margin-bottom="0.199cm" loext:contextual-spacing="false" fo:text-indent="0cm" style:auto-text-indent="false"/>
      <style:text-properties style:font-name="OpenSymbol1" officeooo:paragraph-rsid="0037e86b"/>
    </style:style>
    <style:style style:name="P76" style:family="paragraph" style:parent-style-name="FILET_5f_POINTILLES" style:list-style-name="_5f_Numérotation_20_des_20_exercices_20_livrets">
      <style:paragraph-properties fo:margin-left="0cm" fo:margin-right="0.053cm" fo:margin-top="0.4cm" fo:margin-bottom="0cm" loext:contextual-spacing="false" fo:line-height="100%" fo:text-align="start" style:justify-single-word="false" fo:text-indent="0cm" style:auto-text-indent="false">
        <style:tab-stops>
          <style:tab-stop style:position="9.2cm" style:type="right" style:leader-style="dotted" style:leader-text="."/>
        </style:tab-stops>
      </style:paragraph-properties>
      <style:text-properties style:font-name="OpenSymbol1" officeooo:paragraph-rsid="0037e86b"/>
    </style:style>
    <style:style style:name="P77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.101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OpenSymbol1" officeooo:paragraph-rsid="0037e86b"/>
    </style:style>
    <style:style style:name="P78" style:family="paragraph" style:parent-style-name="FILET_5f_POINTILLES" style:list-style-name="_5f_Numérotation_20_des_20_exercices_20_livrets">
      <style:paragraph-properties fo:margin-top="0.499cm" fo:margin-bottom="0cm" loext:contextual-spacing="false"/>
      <style:text-properties style:font-name="OpenSymbol1" officeooo:paragraph-rsid="0037e86b"/>
    </style:style>
    <style:style style:name="P79" style:family="paragraph" style:parent-style-name="FILET_5f_POINTILLES" style:list-style-name="_5f_Numérotation_20_des_20_exercices_20_livrets">
      <style:paragraph-properties fo:margin-top="0cm" fo:margin-bottom="0cm" loext:contextual-spacing="false"/>
      <style:text-properties style:font-name="OpenSymbol1" officeooo:paragraph-rsid="0037e86b"/>
    </style:style>
    <style:style style:name="P80" style:family="paragraph" style:parent-style-name="Standard" style:list-style-name="_5f_Numérotation_20_des_20_exercices_20_livrets">
      <style:paragraph-properties fo:margin-top="0cm" fo:margin-bottom="0cm" loext:contextual-spacing="false" fo:text-align="center" style:justify-single-word="false"/>
      <style:text-properties officeooo:paragraph-rsid="003089c0"/>
    </style:style>
    <style:style style:name="P81" style:family="paragraph" style:parent-style-name="Standard" style:list-style-name="_5f_Numérotation_20_des_20_exercices_20_livrets">
      <style:paragraph-properties fo:margin-left="0cm" fo:margin-right="3.5cm" fo:text-align="center" style:justify-single-word="false" fo:text-indent="0cm" style:auto-text-indent="false"/>
      <style:text-properties style:font-name="OpenSymbol1" officeooo:paragraph-rsid="003089c0"/>
    </style:style>
    <style:style style:name="P82" style:family="paragraph" style:parent-style-name="Standard" style:list-style-name="_5f_Numérotation_20_des_20_exercices_20_livrets">
      <style:paragraph-properties fo:margin-left="0cm" fo:margin-right="0.159cm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271cm" style:leader-style="dotted" style:leader-text="."/>
          <style:tab-stop style:position="6.959cm" style:leader-style="dotted" style:leader-text="."/>
          <style:tab-stop style:position="7.594cm" style:leader-style="dotted" style:leader-text="."/>
          <style:tab-stop style:position="8.999cm" style:leader-style="dotted" style:leader-text="."/>
        </style:tab-stops>
      </style:paragraph-properties>
      <style:text-properties style:font-name="OpenSymbol1" officeooo:paragraph-rsid="003089c0"/>
    </style:style>
    <style:style style:name="P83" style:family="paragraph" style:parent-style-name="Standard">
      <style:paragraph-properties fo:margin-top="0cm" fo:margin-bottom="2.859cm" loext:contextual-spacing="false" fo:text-align="start" style:justify-single-word="false"/>
      <style:text-properties officeooo:paragraph-rsid="003089c0"/>
    </style:style>
    <style:style style:name="P84" style:family="paragraph" style:parent-style-name="_5f_Paragraphe_20_livret_20_" style:list-style-name="liste_5f_abc">
      <style:text-properties officeooo:paragraph-rsid="003089c0"/>
    </style:style>
    <style:style style:name="P85" style:family="paragraph" style:parent-style-name="_5f_Paragraphe_20_livret_20_" style:list-style-name="liste_5f_abc">
      <style:paragraph-properties fo:text-align="start" style:justify-single-word="false"/>
      <style:text-properties officeooo:paragraph-rsid="003089c0"/>
    </style:style>
    <style:style style:name="P86" style:family="paragraph" style:parent-style-name="_5f_Paragraphe_20_livret_20_" style:list-style-name="liste_5f_abc">
      <style:paragraph-properties fo:margin-top="1.401cm" fo:margin-bottom="0cm" loext:contextual-spacing="false" fo:line-height="0.499cm" fo:text-align="start" style:justify-single-word="false"/>
      <style:text-properties officeooo:paragraph-rsid="003089c0"/>
    </style:style>
    <style:style style:name="P87" style:family="paragraph" style:parent-style-name="_5f_Paragraphe_20_livret_20_" style:list-style-name="liste_5f_abc">
      <style:paragraph-properties fo:margin-top="1cm" fo:margin-bottom="0cm" loext:contextual-spacing="false" fo:line-height="0.499cm" fo:text-align="start" style:justify-single-word="false"/>
      <style:text-properties officeooo:paragraph-rsid="003089c0"/>
    </style:style>
    <style:style style:name="P88" style:family="paragraph" style:parent-style-name="_5f_Paragraphe_20_livret_20_" style:list-style-name="liste_5f_abc">
      <style:paragraph-properties fo:margin-top="1.499cm" fo:margin-bottom="0cm" loext:contextual-spacing="false" fo:line-height="0.499cm" fo:text-align="justify" style:justify-single-word="false"/>
      <style:text-properties fo:letter-spacing="-0.004cm" officeooo:paragraph-rsid="003089c0"/>
    </style:style>
    <style:style style:name="P89" style:family="paragraph" style:parent-style-name="_5f_Paragraphe_20_livret_20_" style:list-style-name="_5f_Numérotation_20_des_20_exercices_20_livrets">
      <style:paragraph-properties fo:margin-top="0.3cm" fo:margin-bottom="1cm" loext:contextual-spacing="false" fo:text-align="center" style:justify-single-word="false"/>
      <style:text-properties officeooo:paragraph-rsid="003089c0"/>
    </style:style>
    <style:style style:name="P90" style:family="paragraph" style:parent-style-name="_5f_Paragraphe_20_livret_20_" style:list-style-name="liste_5f_abc">
      <style:paragraph-properties fo:margin-top="0.4cm" fo:margin-bottom="0.101cm" loext:contextual-spacing="false" fo:text-align="start" style:justify-single-word="false">
        <style:tab-stops/>
      </style:paragraph-properties>
      <style:text-properties officeooo:paragraph-rsid="003089c0"/>
    </style:style>
    <style:style style:name="P91" style:family="paragraph" style:parent-style-name="_5f_Paragraphe_20_livret_20_" style:list-style-name="liste_5f_abc">
      <style:paragraph-properties fo:margin-top="0.4cm" fo:margin-bottom="0.3cm" loext:contextual-spacing="false"/>
      <style:text-properties officeooo:paragraph-rsid="003089c0"/>
    </style:style>
    <style:style style:name="P92" style:family="paragraph" style:parent-style-name="_5f_Paragraphe_20_livret_20_" style:list-style-name="liste_5f_abc">
      <style:paragraph-properties fo:margin-top="0.199cm" fo:margin-bottom="0.101cm" loext:contextual-spacing="false"/>
      <style:text-properties officeooo:paragraph-rsid="003089c0"/>
    </style:style>
    <style:style style:name="P93" style:family="paragraph" style:parent-style-name="_5f_Paragraphe_20_livret_20_" style:list-style-name="liste_5f_abc">
      <style:paragraph-properties fo:margin-top="0.6cm" fo:margin-bottom="0cm" loext:contextual-spacing="false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271cm" style:leader-style="dotted" style:leader-text="."/>
          <style:tab-stop style:position="6.959cm" style:leader-style="dotted" style:leader-text="."/>
          <style:tab-stop style:position="7.594cm" style:leader-style="dotted" style:leader-text="."/>
          <style:tab-stop style:position="8.999cm" style:leader-style="dotted" style:leader-text="."/>
        </style:tab-stops>
      </style:paragraph-properties>
      <style:text-properties officeooo:paragraph-rsid="003089c0"/>
    </style:style>
    <style:style style:name="P94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3089c0"/>
    </style:style>
    <style:style style:name="P95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37e86b"/>
    </style:style>
    <style:style style:name="P96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6736b"/>
    </style:style>
    <style:style style:name="P97" style:family="paragraph" style:parent-style-name="_5f_Paragraphe_20_livret_20_réponse_20_élève" style:list-style-name="liste_5f_abc">
      <style:text-properties officeooo:paragraph-rsid="003089c0"/>
    </style:style>
    <style:style style:name="P98" style:family="paragraph" style:parent-style-name="_5f_Paragraphe_20_livret_20_réponse_20_élève" style:list-style-name="liste_5f_abc">
      <style:text-properties officeooo:paragraph-rsid="005682ec"/>
    </style:style>
    <style:style style:name="P99" style:family="paragraph" style:parent-style-name="_5f_Paragraphe_20_livret_20_réponse_20_élève" style:list-style-name="_5f_Numérotation_20_des_20_exercices_20_livrets">
      <style:paragraph-properties fo:margin-left="0cm" fo:margin-right="0.053cm" fo:text-indent="0cm" style:auto-text-indent="false"/>
      <style:text-properties style:font-name="OpenSymbol1" officeooo:paragraph-rsid="003089c0"/>
    </style:style>
    <style:style style:name="P100" style:family="paragraph" style:parent-style-name="_5f_Paragraphe_20_livret_20_réponse_20_élève" style:list-style-name="_5f_Numérotation_20_des_20_exercices_20_livrets">
      <style:paragraph-properties fo:margin-top="0.3cm" fo:margin-bottom="0.801cm" loext:contextual-spacing="false" fo:line-height="100%"/>
      <style:text-properties officeooo:paragraph-rsid="003089c0"/>
    </style:style>
    <style:style style:name="P101" style:family="paragraph" style:parent-style-name="_5f_Paragraphe_20_livret_20_réponse_20_élève" style:list-style-name="_5f_Numérotation_20_des_20_exercices_20_livrets">
      <style:paragraph-properties fo:margin-top="0.3cm" fo:margin-bottom="0.801cm" loext:contextual-spacing="false" fo:line-height="100%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5a899"/>
    </style:style>
    <style:style style:name="P102" style:family="paragraph" style:parent-style-name="_5f_Paragraphe_20_livret_20_réponse_20_élève" style:list-style-name="_5f_Numérotation_20_des_20_exercices_20_livrets">
      <style:paragraph-properties fo:margin-top="0cm" fo:margin-bottom="0.101cm" loext:contextual-spacing="false" fo:line-height="100%"/>
      <style:text-properties officeooo:paragraph-rsid="0045a899"/>
    </style:style>
    <style:style style:name="P103" style:family="paragraph" style:parent-style-name="_5f_Paragraphe_20_livret_20_réponse_20_élève" style:list-style-name="_5f_Numérotation_20_des_20_exercices_20_livrets">
      <style:paragraph-properties fo:margin-top="0cm" fo:margin-bottom="0.101cm" loext:contextual-spacing="false" fo:line-height="100%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6736b"/>
    </style:style>
    <style:style style:name="P104" style:family="paragraph" style:parent-style-name="_5f_Paragraphe_20_livret_20_réponse_20_élève" style:list-style-name="_5f_Numérotation_20_des_20_exercices_20_livrets">
      <style:paragraph-properties fo:margin-top="0.3cm" fo:margin-bottom="0.4cm" loext:contextual-spacing="false" fo:line-height="100%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5682ec"/>
    </style:style>
    <style:style style:name="P105" style:family="paragraph" style:parent-style-name="_5f_Paragraphe_20_énoncé_20_après_20_numéro_20_second" style:list-style-name="liste_5f_abc">
      <style:paragraph-properties fo:margin-top="0.199cm" fo:margin-bottom="0.101cm" loext:contextual-spacing="false"/>
      <style:text-properties officeooo:paragraph-rsid="003089c0"/>
    </style:style>
    <style:style style:name="P106" style:family="paragraph" style:parent-style-name="_5f_Paragraphe_20_énoncé_20_après_20_numéro_20_second" style:list-style-name="liste_5f_abc">
      <style:paragraph-properties fo:margin-top="0.199cm" fo:margin-bottom="0.101cm" loext:contextual-spacing="false" fo:text-align="justify" style:justify-single-word="false"/>
      <style:text-properties officeooo:paragraph-rsid="003089c0"/>
    </style:style>
    <style:style style:name="P107" style:family="paragraph" style:parent-style-name="_5f_Pied_20_de_20_page" style:list-style-name="">
      <style:paragraph-properties fo:text-align="end" style:justify-single-word="false"/>
    </style:style>
    <style:style style:name="P108" style:family="paragraph" style:parent-style-name="_5f_Pied_20_de_20_page">
      <style:paragraph-properties fo:text-align="end" style:justify-single-word="false"/>
    </style:style>
    <style:style style:name="P109" style:family="paragraph" style:parent-style-name="_5f_Pied_20_de_20_page" style:list-style-name=""/>
    <style:style style:name="P11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94" fo:break-before="auto" fo:break-after="auto" style:shadow="none"/>
      <style:text-properties style:font-name="Bitstream Vera Sans4" fo:font-size="10pt" fo:font-style="normal" fo:font-weight="bold" officeooo:rsid="00290c92" officeooo:paragraph-rsid="00355032" style:font-size-asian="10pt" style:font-style-asian="normal" style:font-weight-asian="bold" style:font-size-complex="10pt" style:font-style-complex="normal" style:font-weight-complex="bold"/>
    </style:style>
    <style:style style:name="P1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5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6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left="0cm" fo:margin-right="0cm" fo:margin-top="0cm" fo:margin-bottom="0cm" fo:line-height="100%" fo:text-indent="0cm"/>
    </style:style>
    <style:style style:name="P119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24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25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2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5" fo:font-size="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top="0cm" fo:margin-bottom="0.199cm" fo:text-align="center"/>
    </style:style>
    <style:style style:name="P131" style:family="paragraph">
      <loext:graphic-properties draw:fill-color="#c74028"/>
      <style:paragraph-properties fo:margin-top="0cm" fo:margin-bottom="0.199cm" fo:text-align="center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132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3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5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style:paragraph-properties fo:margin-left="0cm" fo:margin-right="0cm" fo:margin-top="0cm" fo:margin-bottom="0cm" fo:line-height="100%" fo:text-align="start" fo:text-indent="0cm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7fb241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1259b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c740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style:line-height-at-least="0.499cm" fo:text-align="start" fo:text-indent="0cm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style:line-height-at-least="0.499cm" fo:text-align="start" fo:text-indent="0cm"/>
      <style:text-properties fo:font-variant="normal" fo:text-transform="none" fo:color="#1259b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style:line-height-at-least="0.499cm" fo:text-align="start" fo:text-indent="0cm"/>
      <style:text-properties fo:font-variant="normal" fo:text-transform="none" fo:color="#c7402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d3802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b763a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51" style:family="paragraph">
      <loext:graphic-properties draw:fill="none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6" style:family="paragraph">
      <loext:graphic-properties draw:fill="solid" draw:fill-color="#0000ff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8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9" style:family="paragraph">
      <loext:graphic-properties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0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1" style:family="paragraph">
      <loext:graphic-properties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2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3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4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xx" style:country-asian="none" style:font-style-asian="normal" style:font-weight-asian="normal" style:font-name-complex="Lohit Hind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66" style:family="paragraph">
      <style:paragraph-properties fo:margin-left="0cm" fo:margin-right="0cm" fo:text-indent="0cm"/>
    </style:style>
    <style:style style:name="P167" style:family="paragraph">
      <loext:graphic-properties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9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70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7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2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style:paragraph-properties fo:text-align="center"/>
    </style:style>
    <style:style style:name="P177" style:family="paragraph">
      <loext:graphic-properties draw:fill="none" draw:fill-color="#ffffff"/>
      <style:paragraph-properties fo:text-align="center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78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64746"/>
    </style:style>
    <style:style style:name="T6" style:family="text">
      <style:text-properties officeooo:rsid="002aae15"/>
    </style:style>
    <style:style style:name="T7" style:family="text">
      <style:text-properties style:font-name="Bitstream Vera Sans4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0000" style:font-name="Bitstream Vera Sans4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Bitstream Vera Sans4" fo:font-size="10pt" fo:font-style="normal" style:text-underline-style="none" fo:font-weight="normal" officeooo:rsid="0139eb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text-position="0% 100%" style:font-name="OpenSymbol1" fo:font-size="10pt" style:text-underline-style="none" fo:font-weight="normal" officeooo:rsid="0013f8a6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position="0% 100%" style:font-name="OpenSymbol1" fo:font-size="10pt" style:text-underline-style="none" fo:font-weight="normal" officeooo:rsid="0013f8a6" style:font-name-asian="Bitstream Vera Sans4" style:font-size-asian="11pt" style:font-weight-asian="normal" style:font-name-complex="Bitstream Vera Sans4" style:font-size-complex="11pt" style:font-weight-complex="normal"/>
    </style:style>
    <style:style style:name="T12" style:family="text">
      <style:text-properties style:text-position="0% 100%" style:text-underline-style="none" fo:font-weight="normal" officeooo:rsid="0013f8a6" style:font-name-asian="Bitstream Vera Sans4" style:font-weight-asian="normal" style:font-name-complex="Bitstream Vera Sans4" style:font-weight-complex="normal"/>
    </style:style>
    <style:style style:name="T13" style:family="text">
      <style:text-properties style:text-position="0% 100%" style:font-name-asian="OpenSymbol1" style:font-style-asian="normal" style:font-name-complex="OpenSymbol1" style:font-style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OpenSymbol1"/>
    </style:style>
    <style:style style:name="T16" style:family="text">
      <style:text-properties style:font-size-complex="10pt"/>
    </style:style>
    <style:style style:name="T17" style:family="text">
      <style:text-properties fo:letter-spacing="-0.007cm"/>
    </style:style>
    <style:style style:name="T18" style:family="text">
      <style:text-properties fo:letter-spacing="-0.011cm"/>
    </style:style>
    <style:style style:name="T19" style:family="text">
      <style:text-properties officeooo:rsid="0046736b"/>
    </style:style>
    <style:style style:name="T20" style:family="text">
      <style:text-properties officeooo:rsid="00483a91"/>
    </style:style>
    <style:style style:name="T21" style:family="text">
      <style:text-properties officeooo:rsid="004cc95a"/>
    </style:style>
    <style:style style:name="T22" style:family="text">
      <style:text-properties officeooo:rsid="004e2662"/>
    </style:style>
    <style:style style:name="T23" style:family="text">
      <style:text-properties fo:font-size="2pt" style:font-size-asian="1.75pt" style:font-size-complex="2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letter-spacing="normal"/>
    </style:style>
    <style:style style:name="T26" style:family="text">
      <style:text-properties fo:letter-spacing="normal" officeooo:rsid="00483a91"/>
    </style:style>
    <style:style style:name="T27" style:family="text">
      <style:text-properties style:use-window-font-color="true" style:font-name="Bitstream Vera Sans1" fo:font-size="10pt" fo:font-weight="bold" officeooo:rsid="005682ec" style:font-size-asian="10.5pt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7fb241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259bc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74028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/>
    </style:style>
    <style:style style:name="T41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6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7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15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none" draw:stroke-dash="Dashed_20__28_var_29__20_6144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615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15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615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61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1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15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none" draw:stroke-dash="Dashed_20__28_var_29__20_6145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none" draw:stroke-dash="Dashed_20__28_var_29__20_6146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none" draw:stroke-dash="Dashed_20__28_var_29__20_6147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none" draw:stroke-dash="Dashed_20__28_var_29__20_6148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none" draw:stroke-dash="Dashed_20__28_var_29__20_6149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none" draw:stroke-dash="Dashed_20__28_var_29__20_6150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611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fo:min-height="0.41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612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fo:min-height="0.41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612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0.24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6" style:family="graphic">
      <style:graphic-properties draw:stroke="none" draw:stroke-dash="Dashed_20__28_var_29__20_618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619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draw:stroke-dash="Dashed_20__28_var_29__20_619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6192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6193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194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195" svg:stroke-width="0.025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draw:stroke-dash="Dashed_20__28_var_29__20_6196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619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none" draw:stroke-dash="Dashed_20__28_var_29__20_619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199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6200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6201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202" svg:stroke-width="0.025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6203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none" draw:stroke-dash="Dashed_20__28_var_29__20_6204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draw:stroke-dash="Dashed_20__28_var_29__20_6205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206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6207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6208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6209" svg:stroke-width="0.025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8" style:family="graphic">
      <style:graphic-properties style:run-through="foreground"/>
    </style:style>
    <style:style style:name="gr4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5cm" fo:min-width="0.2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5cm" fo:min-width="0.2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5cm" fo:min-width="0.2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5cm" fo:min-width="0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</style:style>
    <style:style style:name="gr58" style:family="graphic">
      <style:graphic-properties draw:stroke="solid" draw:stroke-dash="Dashed_20__28_var_29__20_6312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31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31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31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31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none" draw:stroke-dash="Dashed_20__28_var_29__20_631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draw:stroke-dash="Dashed_20__28_var_29__20_631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none" draw:stroke-dash="Dashed_20__28_var_29__20_631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3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none" draw:stroke-dash="Dashed_20__28_var_29__20_632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7fb241" draw:marker-start-width="0.199cm" draw:marker-start-center="false" draw:marker-end-width="0.199cm" draw:marker-end-center="false" draw:fill="solid" draw:fill-color="#7fb241" draw:textarea-horizontal-align="justify" draw:textarea-vertical-align="middle" draw:auto-grow-height="false" fo:min-height="0.84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1259bc" draw:marker-start-width="0.199cm" draw:marker-start-center="false" draw:marker-end-width="0.199cm" draw:marker-end-center="false" draw:fill="solid" draw:fill-color="#1259bc" draw:textarea-horizontal-align="justify" draw:textarea-vertical-align="middle" draw:auto-grow-height="false" fo:min-height="0.52cm" fo:min-width="0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c74028" draw:marker-start-width="0.199cm" draw:marker-start-center="false" draw:marker-end-width="0.199cm" draw:marker-end-center="false" draw:fill="solid" draw:fill-color="#c74028" draw:textarea-horizontal-align="justify" draw:textarea-vertical-align="middle" draw:auto-grow-height="false" fo:min-height="0.446cm" fo:min-width="0.2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cm" fo:min-width="2.0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3802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none" draw:stroke-dash="Dashed_20__28_var_29__20_6541" svg:stroke-width="0.019cm" svg:stroke-color="#000000" draw:marker-start-width="0.33cm" draw:marker-start-center="false" draw:marker-end-width="0.33cm" draw:marker-end-center="false" draw:fill="solid" draw:fill-color="#b763a6" draw:opacity="10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77" style:family="graphic">
      <style:graphic-properties draw:stroke="none" draw:stroke-dash="Dashed_20__28_var_29__20_6542" svg:stroke-width="0cm" svg:stroke-color="#000000" draw:marker-start-width="0.3cm" draw:marker-start-center="false" draw:marker-end-width="0.3cm" draw:marker-end-center="false" draw:fill="none" draw:fill-color="#ffffff" draw:textarea-horizontal-align="justify" fo:min-height="0.37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8" style:family="graphic">
      <style:graphic-properties draw:stroke="none" draw:stroke-dash="Dashed_20__28_var_29__20_6543" svg:stroke-width="0cm" svg:stroke-color="#000000" draw:marker-start-width="0.3cm" draw:marker-start-center="false" draw:marker-end-width="0.3cm" draw:marker-end-center="false" draw:fill="none" draw:fill-color="#ffffff" draw:textarea-horizontal-align="justify" fo:min-height="0.37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6544" svg:stroke-width="0.019cm" svg:stroke-color="#1259bc" draw:marker-start-width="0.229cm" draw:marker-start-center="false" draw:marker-end-width="0.22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6545" svg:stroke-width="0.019cm" svg:stroke-color="#c7402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6546" svg:stroke-width="0.019cm" svg:stroke-color="#7fb241" draw:marker-start-width="0.33cm" draw:marker-start-center="false" draw:marker-end-width="0.33cm" draw:marker-end-center="false" draw:fill="solid" draw:fill-color="#c0598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none" draw:stroke-dash="Dashed_20__28_var_29__20_6547" svg:stroke-width="0cm" svg:stroke-color="#000000" draw:marker-start-width="0.3cm" draw:marker-start-center="false" draw:marker-end-width="0.3cm" draw:marker-end-center="false" draw:fill="none" draw:fill-color="#ffffff" draw:textarea-horizontal-align="justify" fo:min-height="0.37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83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draw:stroke-dash="Dashed_20__28_var_29__20_617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674cm" fo:min-width="0.3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none" draw:stroke-dash="Dashed_20__28_var_29__20_6173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674cm" fo:min-width="0.45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draw:stroke-dash="Dashed_20__28_var_29__20_6174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676cm" fo:min-width="0.4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6175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6176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6177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6178" svg:stroke-width="0.019cm" svg:stroke-color="#000000" draw:marker-start-width="0.21cm" draw:marker-start-center="false" draw:marker-end-width="0.21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fo:margin-left="0cm" fo:margin-right="0.49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draw:stroke-dash="Dashed_20__28_var_29__20_6162" svg:stroke-width="0.019cm" svg:stroke-color="#000000" draw:marker-start-width="0.217cm" draw:marker-start-center="false" draw:marker-end-width="0.217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9cm" fo:min-width="0.27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none" draw:stroke-dash="Dashed_20__28_var_29__20_6163" svg:stroke-width="0.019cm" svg:stroke-color="#000000" draw:marker-start-width="0.217cm" draw:marker-start-center="false" draw:marker-end-width="0.217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01cm" fo:min-width="0.1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none" draw:stroke-dash="Dashed_20__28_var_29__20_6164" svg:stroke-width="0.019cm" svg:stroke-color="#000000" draw:marker-start-width="0.217cm" draw:marker-start-center="false" draw:marker-end-width="0.217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9cm" fo:min-width="0.23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6165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6166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6167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6168" svg:stroke-width="0.019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none" draw:stroke-dash="Dashed_20__28_var_29__20_6296" svg:stroke-width="0cm" svg:stroke-color="#000000" draw:marker-start-width="0.3cm" draw:marker-start-center="false" draw:marker-end-width="0.3cm" draw:marker-end-center="false" draw:fill="none" draw:fill-color="#99ccff" fo:min-height="0.46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2" style:family="graphic">
      <style:graphic-properties draw:stroke="none" draw:stroke-dash="Dashed_20__28_var_29__20_6297" svg:stroke-width="0cm" svg:stroke-color="#000000" draw:marker-start-width="0.3cm" draw:marker-start-center="false" draw:marker-end-width="0.3cm" draw:marker-end-center="false" draw:fill="none" draw:fill-color="#99ccff" fo:min-height="0.46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3" style:family="graphic">
      <style:graphic-properties draw:stroke="none" draw:stroke-dash="Dashed_20__28_var_29__20_6298" svg:stroke-width="0cm" svg:stroke-color="#000000" draw:marker-start-width="0.3cm" draw:marker-start-center="false" draw:marker-end-width="0.3cm" draw:marker-end-center="false" draw:fill="none" draw:fill-color="#99ccff" fo:min-height="0.46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58cm" fo:min-width="1.953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584cm" fo:min-width="1.819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628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628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29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291" svg:stroke-width="0.019cm" svg:stroke-color="#000000" draw:marker-start-width="0.33cm" draw:marker-start-center="false" draw:marker-end-width="0.33cm" draw:marker-end-center="false" svg:stroke-opacity="100%" draw:stroke-linejoin="round" draw:fill="solid" draw:fill-color="#0000ff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6292" svg:stroke-width="0.019cm" svg:stroke-color="#000000" draw:marker-start-width="0.33cm" draw:marker-start-center="false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none" draw:stroke-dash="Dashed_20__28_var_29__20_6293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8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none" draw:stroke-dash="Dashed_20__28_var_29__20_6294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07cm" fo:min-width="0.1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none" draw:stroke-dash="Dashed_20__28_var_29__20_6295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07cm" fo:min-width="0.18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649cm" fo:min-width="1.819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58cm" fo:min-width="1.819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628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628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628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6283" svg:stroke-width="0.019cm" svg:stroke-color="#000000" draw:marker-start-width="0.33cm" draw:marker-start-center="false" draw:marker-end-width="0.33cm" draw:marker-end-center="false" svg:stroke-opacity="100%" draw:stroke-linejoin="round"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6284" svg:stroke-width="0.019cm" svg:stroke-color="#000000" draw:marker-start-width="0.33cm" draw:marker-start-center="false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none" draw:stroke-dash="Dashed_20__28_var_29__20_6285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none" draw:stroke-dash="Dashed_20__28_var_29__20_6286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none" draw:stroke-dash="Dashed_20__28_var_29__20_6287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6302" svg:stroke-width="0.019cm" svg:stroke-color="#000000" draw:marker-start-width="0.153cm" draw:marker-start-center="false" draw:marker-end-width="0.15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6303" svg:stroke-width="0.019cm" svg:stroke-color="#000000" draw:marker-start-width="0.153cm" draw:marker-start-center="false" draw:marker-end-width="0.15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ed_20__28_var_29__20_6304" svg:stroke-width="0.019cm" svg:stroke-color="#000000" draw:marker-start-width="0.153cm" draw:marker-start-center="false" draw:marker-end-width="0.15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ed_20__28_var_29__20_6305" svg:stroke-width="0.019cm" svg:stroke-color="#000000" draw:marker-start-width="0.153cm" draw:marker-start-center="false" draw:marker-end-width="0.153cm" draw:marker-end-center="false" svg:stroke-opacity="100%" draw:stroke-linejoin="round"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630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none" draw:stroke-dash="Dashed_20__28_var_29__20_6307" svg:stroke-width="0.019cm" svg:stroke-color="#000000" draw:marker-start-width="0.153cm" draw:marker-start-center="false" draw:marker-end-width="0.15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0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none" draw:stroke-dash="Dashed_20__28_var_29__20_6308" svg:stroke-width="0.019cm" svg:stroke-color="#000000" draw:marker-start-width="0.153cm" draw:marker-start-center="false" draw:marker-end-width="0.15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0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none" draw:stroke-dash="Dashed_20__28_var_29__20_6309" svg:stroke-width="0.019cm" svg:stroke-color="#000000" draw:marker-start-width="0.153cm" draw:marker-start-center="false" draw:marker-end-width="0.15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ed_20__28_var_29__20_6310" svg:stroke-width="0.019cm" svg:stroke-color="#000000" draw:marker-start-width="0.153cm" draw:marker-start-center="false" draw:marker-end-width="0.15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2.041cm" fo:min-width="1.642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ed_20__28_var_29__20_6311" svg:stroke-width="0.019cm" svg:stroke-color="#000000" draw:marker-start-width="0.153cm" draw:marker-start-center="false" draw:marker-end-width="0.15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577cm" fo:min-width="1.789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none" draw:stroke-dash="Dashed_20__28_var_29__20_613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none" draw:stroke-dash="Dashed_20__28_var_29__20_613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none" draw:stroke-dash="Dashed_20__28_var_29__20_613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6133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6134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6135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6136" svg:stroke-width="0.019cm" svg:stroke-color="#000000" draw:marker-start-width="0.21cm" draw:marker-start-center="false" draw:marker-end-width="0.21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none" draw:stroke-dash="Dashed_20__28_var_29__20_613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none" draw:stroke-dash="Dashed_20__28_var_29__20_6139" svg:stroke-width="0.025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none" draw:stroke-dash="Dashed_20__28_var_29__20_613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6140" svg:stroke-width="0.019cm" svg:stroke-color="#000000" draw:marker-start-width="0.309cm" draw:marker-start-center="false" draw:marker-end-width="0.30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6141" svg:stroke-width="0.019cm" svg:stroke-color="#000000" draw:marker-start-width="0.309cm" draw:marker-start-center="false" draw:marker-end-width="0.30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6142" svg:stroke-width="0.019cm" svg:stroke-color="#000000" draw:marker-start-width="0.309cm" draw:marker-start-center="false" draw:marker-end-width="0.30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6143" svg:stroke-width="0.019cm" svg:stroke-color="#000000" draw:marker-start-width="0.309cm" draw:marker-start-center="false" draw:marker-end-width="0.30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fo:margin-left="3.799cm" fo:margin-right="4.001cm" fo:margin-top="0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9" style:family="graphic">
      <style:graphic-properties draw:stroke="none" draw:stroke-dash="Dashed_20__28_var_29__20_6124" svg:stroke-width="0cm" svg:stroke-color="#000000" draw:marker-start-width="0.3cm" draw:marker-start-center="false" draw:marker-end-width="0.3cm" draw:marker-end-center="false" draw:fill="none" draw:fill-color="#99ccff" fo:min-height="0.41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0" style:family="graphic">
      <style:graphic-properties draw:stroke="none" draw:stroke-dash="Dashed_20__28_var_29__20_6125" svg:stroke-width="0cm" svg:stroke-color="#000000" draw:marker-start-width="0.3cm" draw:marker-start-center="false" draw:marker-end-width="0.3cm" draw:marker-end-center="false" draw:fill="none" draw:fill-color="#99ccff" fo:min-height="0.41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1" style:family="graphic">
      <style:graphic-properties draw:stroke="none" draw:stroke-dash="Dashed_20__28_var_29__20_6126" svg:stroke-width="0cm" svg:stroke-color="#000000" draw:marker-start-width="0.3cm" draw:marker-start-center="false" draw:marker-end-width="0.3cm" draw:marker-end-center="false" draw:fill="none" draw:fill-color="#99ccff" draw:auto-grow-width="true" fo:min-height="0.413cm" fo:min-width="0.35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2" style:family="graphic">
      <style:graphic-properties fo:margin-top="0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3" style:family="graphic">
      <style:graphic-properties draw:stroke="none" draw:stroke-dash="Dashed_20__28_var_29__20_611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3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none" draw:stroke-dash="Dashed_20__28_var_29__20_6113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3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none" draw:stroke-dash="Dashed_20__28_var_29__20_6114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9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6115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6116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draw:stroke-dash="Dashed_20__28_var_29__20_6117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solid" draw:stroke-dash="Dashed_20__28_var_29__20_6118" svg:stroke-width="0.019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<draw:g text:anchor-type="paragraph" draw:z-index="30" draw:style-name="gr56"><draw:custom-shape draw:style-name="gr57" draw:text-style-name="P131" svg:width="3.964cm" svg:height="0.641cm" draw:transform="skewX (0.00279252680319092) rotate (0.0872664625997165) translate (-0.370416666666667cm -0.0934861111111111cm)"><text:p text:style-name="P130"><text:span text:style-name="T3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text:span text:style-name="T7"><draw:frame draw:style-name="fr1" draw:name="Cadre3" text:anchor-type="as-char" svg:width="9.135cm" draw:z-index="27"><draw:text-box fo:min-height="3.93cm"><text:section text:style-name="Sect1" text:name="Section4"><text:p text:style-name="P47"/><text:p text:style-name="P31"><text:span text:style-name="knumerotitreA"><text:span text:style-name="T8">Le triangle COR est rectangle en R. Écris les formules donnant le cosinus, <text:line-break/>le sinus </text:span></text:span><text:span text:style-name="knumerotitreA"><text:span text:style-name="T9">et la tangente </text:span></text:span><text:span text:style-name="knumerotitreA"><text:span text:style-name="T8">de l’angle </text:span></text:span><text:span text:style-name="knumerotitreA"><text:span text:style-name="T8"><draw:frame draw:style-name="fr5" draw:name="Objet18" text:anchor-type="as-char" svg:y="-0.37cm" svg:width="0.771cm" svg:height="0.466cm" draw:z-index="3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knumerotitreA"><text:span text:style-name="T8">.</text:span></text:span></text:p><text:p text:style-name="P48"><draw:g text:anchor-type="char" draw:z-index="28" draw:style-name="gr68"><draw:frame draw:style-name="gr69" draw:text-style-name="P138" svg:width="3.601cm" svg:height="0.623cm" svg:x="3.9cm" svg:y="0.201cm"><draw:text-box><text:p text:style-name="P137"><text:span text:style-name="T36"><text:s text:c="2"/></text:span><text:span text:style-name="T36">hypoténuse</text:span></text:p></draw:text-box></draw:frame><draw:g draw:style-name="gr48"><draw:custom-shape draw:style-name="gr70" draw:text-style-name="P139" svg:width="0.971cm" svg:height="1.089cm" svg:x="4.346cm" svg:y="0.235cm"><text:p/><draw:enhanced-geometry svg:viewBox="0 0 21600 21600" draw:mirror-horizontal="false" draw:text-areas="0 0 21600 21600" draw:type="circular-arrow" draw:modifiers="-10.5456886189078 35.9566960555397 9419.4560436122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71" draw:text-style-name="P140" svg:width="0.87cm" svg:height="0.772cm" svg:x="2.371cm" svg:y="1.344cm"><text:p/><draw:enhanced-geometry svg:viewBox="0 0 21600 21600" draw:mirror-horizontal="true" draw:text-areas="0 0 21600 21600" draw:type="circular-arrow" draw:modifiers="43.7315023594147 128.489993535117 8367.2645653341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72" draw:text-style-name="P141" svg:width="0.743cm" svg:height="0.698cm" svg:x="4.364cm" svg:y="2cm"><text:p/><draw:enhanced-geometry svg:viewBox="0 0 21600 21600" draw:mirror-horizontal="true" draw:text-areas="0 0 21600 21600" draw:type="circular-arrow" draw:modifiers="-176.803901472036 -111.052980395401 8640.7839884431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73" draw:text-style-name="P143" svg:width="2.902cm" svg:height="1.251cm" svg:x="0cm" svg:y="1.596cm"><draw:text-box><text:p text:style-name="P142"><text:span text:style-name="T37">côté adjacent à l'angle <text:s text:c="3"/></text:span></text:p></draw:text-box></draw:frame><draw:frame draw:style-name="gr74" draw:text-style-name="P144" svg:width="2.548cm" svg:height="1.251cm" svg:x="4.362cm" svg:y="2.18cm"><draw:text-box><text:p text:style-name="P142"><text:span text:style-name="T38"><text:s/></text:span><text:span text:style-name="T38">côté opposé</text:span></text:p><text:p text:style-name="P142"><text:span text:style-name="T38"><text:s/></text:span><text:span text:style-name="T38">à l'angle</text:span></text:p></draw:text-box></draw:frame><draw:ellipse draw:style-name="gr75" draw:text-style-name="P145" svg:width="0.807cm" svg:height="0.805cm" svg:x="2.588cm" svg:y="0.663cm" draw:kind="section" draw:start-angle="289.91" draw:end-angle="355.09"><text:p/></draw:ellipse><draw:custom-shape draw:style-name="gr76" draw:text-style-name="P146" svg:width="0.234cm" svg:height="0.227cm" draw:transform="rotate (0.354127305229649) translate (3.42370833333333cm 2.24543055555556cm)"><text:p/><draw:enhanced-geometry svg:viewBox="0 0 21600 21600" draw:mirror-horizontal="false" draw:mirror-vertical="false" draw:type="rectangle" draw:enhanced-path="M 0 0 L 21600 0 21600 21600 0 21600 0 0 Z N"/></draw:custom-shape><draw:frame draw:style-name="gr77" draw:text-style-name="P147" svg:width="0.258cm" svg:height="0.373cm" svg:x="3.348cm" svg:y="2.473cm"><draw:text-box><text:p text:style-name="P118"><text:span text:style-name="T39">R</text:span></text:p></draw:text-box></draw:frame><draw:frame draw:style-name="gr78" draw:text-style-name="P147" svg:width="0.242cm" svg:height="0.373cm" svg:x="2.762cm" svg:y="0.714cm"><draw:text-box><text:p text:style-name="P118"><text:span text:style-name="T39">C</text:span></text:p></draw:text-box></draw:frame><draw:line draw:style-name="gr79" draw:text-style-name="P148" svg:x1="2.986cm" svg:y1="1.068cm" svg:x2="3.503cm" svg:y2="2.451cm"><text:p/></draw:line><draw:line draw:style-name="gr80" draw:text-style-name="P148" svg:x1="3.515cm" svg:y1="2.452cm" svg:x2="6.517cm" svg:y2="1.344cm"><text:p/></draw:line><draw:line draw:style-name="gr81" draw:text-style-name="P149" svg:x1="2.986cm" svg:y1="1.068cm" svg:x2="6.517cm" svg:y2="1.353cm"><text:p/></draw:line><draw:frame draw:style-name="gr82" draw:text-style-name="P147" svg:width="0.258cm" svg:height="0.373cm" svg:x="6.558cm" svg:y="1.15cm"><draw:text-box><text:p text:style-name="P118"><text:span text:style-name="T39">O</text:span></text:p></draw:text-box></draw:frame></draw:g></draw:g><text:span text:style-name="Bold_5f_niv3"><text:span text:style-name="T16">Correction</text:span></text:span></text:p><text:p text:style-name="P7"/><text:p text:style-name="P55"/><text:p text:style-name="P55"/><text:p text:style-name="P55"><draw:frame draw:style-name="fr10" draw:name="Objet8" text:anchor-type="paragraph" svg:x="1.72cm" svg:y="0.132cm" svg:width="0.69cm" svg:height="0.415cm" draw:z-index="37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55"><draw:frame draw:style-name="fr9" draw:name="Objet7" text:anchor-type="char" svg:x="6.163cm" svg:y="0.157cm" svg:width="0.69cm" svg:height="0.415cm" draw:z-index="38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54"><text:span text:style-name="_5f_BVS"><text:span text:style-name="T14">Le triangle COR est rectangle en R d</text:span></text:span><text:span text:style-name="_5f_BVS">onc :</text:span></text:p><text:p text:style-name="P57"><text:span text:style-name="_5f_BVS">cos</text:span><text:span text:style-name="_5f_BVS"><draw:frame draw:style-name="fr5" draw:name="Objet12" text:anchor-type="as-char" svg:y="-0.37cm" svg:width="1.231cm" svg:height="0.467cm" draw:z-index="4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pointillés_20_gris"><text:span text:style-name="T10">=</text:span></text:span><text:span text:style-name="_5f_BVS"><draw:frame draw:style-name="fr5" draw:name="Objet56" text:anchor-type="as-char" svg:y="-0.58cm" svg:width="3.858cm" svg:height="0.923cm" draw:z-index="4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pointillés_20_gris"><text:span text:style-name="T10">=</text:span></text:span><text:span text:style-name="_5f_BVS"><draw:frame draw:style-name="fr5" draw:name="Objet58" text:anchor-type="as-char" svg:y="-0.512cm" svg:width="0.79cm" svg:height="0.87cm" draw:z-index="43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<text:p text:style-name="P58"><text:span text:style-name="_5f_BVS">sin</text:span><text:span text:style-name="_5f_BVS"><draw:frame draw:style-name="fr5" draw:name="Objet3" text:anchor-type="as-char" svg:y="-0.37cm" svg:width="1.231cm" svg:height="0.467cm" draw:z-index="4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pointillés_20_gris"><text:span text:style-name="T10">=</text:span></text:span><text:span text:style-name="_5f_BVS"><draw:frame draw:style-name="fr5" draw:name="Objet60" text:anchor-type="as-char" svg:y="-0.575cm" svg:width="3.602cm" svg:height="0.923cm" draw:z-index="4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pointillés_20_gris"><text:span text:style-name="T10">=</text:span></text:span><text:span text:style-name="_5f_BVS"><draw:frame draw:style-name="fr5" draw:name="Objet62" text:anchor-type="as-char" svg:y="-0.501cm" svg:width="0.792cm" svg:height="0.87cm" draw:z-index="4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<text:p text:style-name="P59"><text:span text:style-name="_5f_BVS"><text:span text:style-name="T12">tan</text:span></text:span><text:span text:style-name="_5f_BVS"><text:span text:style-name="T12"><draw:frame draw:style-name="fr5" draw:name="Objet5" text:anchor-type="as-char" svg:y="-0.37cm" svg:width="1.231cm" svg:height="0.467cm" draw:z-index="4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pointillés_20_gris"><text:span text:style-name="T11">=</text:span></text:span><text:span text:style-name="_5f_BVS"><text:span text:style-name="T12"><draw:frame draw:style-name="fr5" draw:name="Objet95" text:anchor-type="as-char" svg:y="-0.572cm" svg:width="3.858cm" svg:height="0.974cm" draw:z-index="4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11">=</text:span></text:span><text:span text:style-name="_5f_BVS"><text:span text:style-name="T12"><draw:frame draw:style-name="fr5" draw:name="Objet97" text:anchor-type="as-char" svg:y="-0.529cm" svg:width="0.79cm" svg:height="0.87cm" draw:z-index="4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</text:section></draw:text-box></draw:frame></text:span></text:span></text:h>
      <text:list xml:id="list3973657038" text:style-name="Num_5f_Exo">
        <text:list-item>
          <text:h text:style-name="P68" text:outline-level="1"> Repasse en couleur les côtés demandés.</text:h>
        </text:list-item>
      </text:list>
      <text:list xml:id="list2764601866" text:style-name="liste_5f_abc">
        <text:list-item>
          <text:p text:style-name="P84"><draw:g text:anchor-type="char" draw:z-index="16" draw:style-name="gr152"><draw:frame draw:style-name="gr153" draw:text-style-name="P123" svg:width="0.315cm" svg:height="0.414cm" svg:x="5.108cm" svg:y="1.043cm"><draw:text-box><text:p text:style-name="P122"><text:span text:style-name="T32">O</text:span></text:p></draw:text-box></draw:frame><draw:frame draw:style-name="gr154" draw:text-style-name="P123" svg:width="0.341cm" svg:height="0.414cm" svg:x="8.876cm" svg:y="0.101cm"><draw:text-box><text:p text:style-name="P122"><text:span text:style-name="T32">M</text:span></text:p></draw:text-box></draw:frame><draw:frame draw:style-name="gr155" draw:text-style-name="P123" svg:width="0.297cm" svg:height="0.414cm" svg:x="7.992cm" svg:y="2.149cm"><draw:text-box><text:p text:style-name="P122"><text:span text:style-name="T32">N</text:span></text:p></draw:text-box></draw:frame><draw:line draw:style-name="gr156" draw:text-style-name="P124" svg:x1="8.802cm" svg:y1="0.351cm" svg:x2="8.096cm" svg:y2="2.129cm"><text:p/></draw:line><draw:line draw:style-name="gr157" draw:text-style-name="P124" svg:x1="5.524cm" svg:y1="1.226cm" svg:x2="8.098cm" svg:y2="2.12cm"><text:p/></draw:line><draw:line draw:style-name="gr158" draw:text-style-name="P124" svg:x1="8.803cm" svg:y1="0.344cm" svg:x2="5.524cm" svg:y2="1.23cm"><text:p/></draw:line><draw:rect draw:style-name="gr159" draw:text-style-name="P125" svg:width="0.232cm" svg:height="0.218cm" draw:transform="skewX (0.0568977336150151) rotate (-0.326551103048139) translate (7.96472222222222cm 1.83973611111111cm)"><text:p/></draw:rect><draw:ellipse draw:style-name="gr160" draw:text-style-name="P174" svg:width="0.8cm" svg:height="0.733cm" svg:x="5.119cm" svg:y="0.855cm" draw:kind="arc" draw:start-angle="339.25" draw:end-angle="12.32"><text:p/></draw:ellipse></draw:g>Le côté opposé à l’angle <draw:frame draw:style-name="fr8" draw:name="Objet2" text:anchor-type="as-char" svg:y="-0.37cm" svg:width="0.847cm" svg:height="0.462cm" draw:z-index="34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</text:list-item>
      </text:list>
      <text:p text:style-name="P33"/>
      <text:list xml:id="list95930241139149" text:continue-numbering="true" text:style-name="liste_5f_abc">
        <text:list-item>
          <text:p text:style-name="P86"><draw:g text:anchor-type="paragraph" draw:z-index="72" draw:name="Forme2" draw:style-name="gr1"><draw:line draw:style-name="gr17" draw:text-style-name="P117" svg:x1="5.529cm" svg:y1="3.376cm" svg:x2="8.972cm" svg:y2="3.126cm"><text:p/></draw:line><draw:line draw:style-name="gr18" draw:text-style-name="P117" svg:x1="8.969cm" svg:y1="3.13cm" svg:x2="8.824cm" svg:y2="1.764cm"><text:p/></draw:line><draw:line draw:style-name="gr19" draw:text-style-name="P117" svg:x1="5.529cm" svg:y1="3.378cm" svg:x2="8.835cm" svg:y2="1.769cm"><text:p/></draw:line><draw:frame draw:style-name="gr20" draw:text-style-name="P119" svg:width="0.288cm" svg:height="0.415cm" svg:x="5.36cm" svg:y="3.375cm"><draw:text-box><text:p text:style-name="P118"><text:span text:style-name="T31">T</text:span></text:p></draw:text-box></draw:frame><draw:frame draw:style-name="gr21" draw:text-style-name="P119" svg:width="0.223cm" svg:height="0.415cm" svg:x="8.934cm" svg:y="3.144cm"><draw:text-box><text:p text:style-name="P118"><text:span text:style-name="T31">S</text:span></text:p></draw:text-box></draw:frame><draw:frame draw:style-name="gr22" draw:text-style-name="P119" svg:width="0.251cm" svg:height="0.415cm" svg:x="8.718cm" svg:y="1.401cm"><draw:text-box><text:p text:style-name="P118"><text:span text:style-name="T31">R</text:span></text:p></draw:text-box></draw:frame><draw:rect draw:style-name="gr23" draw:text-style-name="P120" svg:width="0.204cm" svg:height="0.172cm" draw:transform="skewX (-0.0205948851735331) rotate (0.0694641042293743) translate (8.747125cm 2.97138888888889cm)"><text:p/></draw:rect><draw:ellipse draw:style-name="gr24" draw:text-style-name="P121" svg:width="0.802cm" svg:height="0.678cm" svg:x="8.432cm" svg:y="1.436cm" draw:kind="arc" draw:start-angle="210.05" draw:end-angle="273.87"><text:p/></draw:ellipse></draw:g>L’hypoténuse en rouge <text:line-break/>et le côté opposé à l’angle<text:line-break/><draw:frame draw:style-name="fr8" draw:name="Objet1" text:anchor-type="as-char" svg:y="-0.37cm" svg:width="0.7cm" svg:height="0.462cm" draw:z-index="35"><draw:object xlink:href="./Object 4" xlink:type="simple" xlink:show="embed" xlink:actuate="onLoad"/><draw:image xlink:href="./ObjectReplacements/Object 4" xlink:type="simple" xlink:show="embed" xlink:actuate="onLoad"/><svg:desc>formule</svg:desc></draw:frame> en bleu.</text:p>
        </text:list-item>
      </text:list>
      <text:p text:style-name="P33"/>
      <text:list xml:id="list95931340379662" text:continue-numbering="true" text:style-name="liste_5f_abc">
        <text:list-item>
          <text:p text:style-name="P87"><draw:g text:anchor-type="char" draw:z-index="17" draw:style-name="gr148"><draw:line draw:style-name="gr100" draw:text-style-name="P171" svg:x1="8.804cm" svg:y1="1.432cm" svg:x2="5.403cm" svg:y2="1.967cm"><text:p/></draw:line><draw:line draw:style-name="gr100" draw:text-style-name="P171" svg:x1="5.405cm" svg:y1="1.964cm" svg:x2="5.696cm" svg:y2="3.364cm"><text:p/></draw:line><draw:line draw:style-name="gr100" draw:text-style-name="P171" svg:x1="8.804cm" svg:y1="1.432cm" svg:x2="5.685cm" svg:y2="3.359cm"><text:p/></draw:line><draw:frame draw:style-name="gr149" draw:text-style-name="P172" svg:width="0.287cm" svg:height="0.414cm" svg:x="5.576cm" svg:y="3.457cm"><draw:text-box><text:p text:style-name="P118"><text:span text:style-name="T46">X</text:span></text:p></draw:text-box></draw:frame><draw:frame draw:style-name="gr150" draw:text-style-name="P172" svg:width="0.223cm" svg:height="0.414cm" svg:x="8.924cm" svg:y="1.099cm"><draw:text-box><text:p text:style-name="P118"><text:span text:style-name="T46">Y</text:span></text:p></draw:text-box></draw:frame><draw:frame draw:style-name="gr151" draw:text-style-name="P172" svg:width="0.354cm" svg:height="0.414cm" svg:x="5.08cm" svg:y="1.611cm"><draw:text-box><text:p text:style-name="P118"><text:span text:style-name="T46">W</text:span></text:p></draw:text-box></draw:frame><draw:rect draw:style-name="gr67" draw:text-style-name="P173" svg:width="0.202cm" svg:height="0.181cm" draw:transform="skewX (-0.0392699081698724) rotate (-2.98364035628431) translate (5.64268055555556cm 2.10961111111111cm)"><text:p/></draw:rect></draw:g>L’hypoténuse en rouge <text:line-break/>et le côté adjacent <text:line-break/>à l’angle <draw:frame draw:style-name="fr8" draw:name="Objet4" text:anchor-type="as-char" svg:y="-0.37cm" svg:width="0.834cm" svg:height="0.46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text:s/>en bleu.</text:p>
        </text:list-item>
      </text:list>
      <text:list xml:id="list3294125480" text:style-name="_5f_Numérotation_20_des_20_exercices_20_livrets">
        <text:list-item>
          <text:list>
            <text:list-header>
              <text:p text:style-name="P80"/>
            </text:list-header>
          </text:list>
        </text:list-item>
      </text:list>
      <text:list xml:id="list95931024351675" text:continue-list="list95931340379662" text:style-name="liste_5f_abc">
        <text:list-item>
          <text:p text:style-name="P88">Le côté adjacent à l’angle <draw:frame draw:style-name="fr8" draw:name="Objet59" text:anchor-type="as-char" svg:y="-0.37cm" svg:width="0.707cm" svg:height="0.462cm" draw:z-index="52"><draw:object xlink:href="./Object 10" xlink:type="simple" xlink:show="embed" xlink:actuate="onLoad"/><draw:image xlink:href="./ObjectReplacements/Object 10" xlink:type="simple" xlink:show="embed" xlink:actuate="onLoad"/><svg:desc>formule</svg:desc></draw:frame><text:s/>en bleu dans le triangle THE. Le côté opposé à l’angle <draw:frame draw:style-name="fr6" draw:name="Objet6" text:anchor-type="as-char" svg:y="-0.37cm" svg:width="0.723cm" svg:height="0.466cm" draw:z-index="54"><draw:object xlink:href="./Object 14" xlink:type="simple" xlink:show="embed" xlink:actuate="onLoad"/><draw:image xlink:href="./ObjectReplacements/Object 14" xlink:type="simple" xlink:show="embed" xlink:actuate="onLoad"/><svg:desc>formule</svg:desc></draw:frame><text:s/>en rouge dans le triangle SHT.</text:p>
        </text:list-item>
      </text:list>
      <text:p text:style-name="P60"><draw:g text:anchor-type="as-char" draw:z-index="31" draw:name="Forme1" draw:style-name="gr47"><draw:g draw:style-name="gr48"><draw:line draw:style-name="gr49" draw:text-style-name="P126" svg:x1="0.384cm" svg:y1="2.168cm" svg:x2="0.511cm" svg:y2="2.295cm"><text:p/></draw:line><draw:line draw:style-name="gr49" draw:text-style-name="P126" svg:x1="0.384cm" svg:y1="2.295cm" svg:x2="0.511cm" svg:y2="2.168cm"><text:p/></draw:line></draw:g><draw:frame draw:style-name="gr50" draw:text-style-name="P127" svg:width="0.712cm" svg:height="0.636cm" svg:x="0cm" svg:y="1.843cm"><draw:text-box><text:p text:style-name="P118"><text:span text:style-name="T33">T</text:span></text:p></draw:text-box></draw:frame><draw:g draw:style-name="gr48"><draw:line draw:style-name="gr49" draw:text-style-name="P126" svg:x1="2.475cm" svg:y1="0.559cm" svg:x2="2.602cm" svg:y2="0.686cm"><text:p/></draw:line><draw:line draw:style-name="gr49" draw:text-style-name="P126" svg:x1="2.475cm" svg:y1="0.686cm" svg:x2="2.602cm" svg:y2="0.559cm"><text:p/></draw:line></draw:g><draw:frame draw:style-name="gr51" draw:text-style-name="P127" svg:width="0.754cm" svg:height="0.636cm" svg:x="2.163cm" svg:y="0cm"><draw:text-box><text:p text:style-name="P118"><text:span text:style-name="T33">H</text:span></text:p></draw:text-box></draw:frame><draw:line draw:style-name="gr49" draw:text-style-name="P126" svg:x1="0.449cm" svg:y1="2.233cm" svg:x2="2.54cm" svg:y2="0.624cm"><text:p/></draw:line><draw:g draw:style-name="gr48"><draw:line draw:style-name="gr49" draw:text-style-name="P126" svg:x1="4.341cm" svg:y1="2.986cm" svg:x2="4.468cm" svg:y2="3.113cm"><text:p/></draw:line><draw:line draw:style-name="gr49" draw:text-style-name="P126" svg:x1="4.341cm" svg:y1="3.113cm" svg:x2="4.468cm" svg:y2="2.986cm"><text:p/></draw:line></draw:g><draw:frame draw:style-name="gr52" draw:text-style-name="P127" svg:width="0.715cm" svg:height="0.636cm" svg:x="4.269cm" svg:y="2.736cm"><draw:text-box><text:p text:style-name="P118"><text:span text:style-name="T33">E</text:span></text:p></draw:text-box></draw:frame><draw:line draw:style-name="gr49" draw:text-style-name="P126" svg:x1="0.449cm" svg:y1="2.231cm" svg:x2="4.406cm" svg:y2="3.047cm"><text:p/></draw:line><draw:g draw:style-name="gr48"><draw:line draw:style-name="gr49" draw:text-style-name="P126" svg:x1="2.071cm" svg:y1="2.515cm" svg:x2="2.198cm" svg:y2="2.642cm"><text:p/></draw:line><draw:line draw:style-name="gr49" draw:text-style-name="P126" svg:x1="2.071cm" svg:y1="2.642cm" svg:x2="2.198cm" svg:y2="2.515cm"><text:p/></draw:line></draw:g><draw:frame draw:style-name="gr53" draw:text-style-name="P127" svg:width="0.72cm" svg:height="0.636cm" svg:x="1.762cm" svg:y="2.577cm"><draw:text-box><text:p text:style-name="P118"><text:span text:style-name="T33">S</text:span></text:p></draw:text-box></draw:frame><draw:line draw:style-name="gr49" draw:text-style-name="P126" svg:x1="2.539cm" svg:y1="0.624cm" svg:x2="4.405cm" svg:y2="3.049cm"><text:p/></draw:line><draw:line draw:style-name="gr49" draw:text-style-name="P126" svg:x1="2.539cm" svg:y1="0.624cm" svg:x2="2.134cm" svg:y2="2.579cm"><text:p/></draw:line><draw:polyline draw:style-name="gr54" draw:text-style-name="P128" svg:width="0.355cm" svg:height="0.2cm" svg:x="2.338cm" svg:y="0.777cm" svg:viewBox="0 0 356 201" draw:points="356,46 155,201 0,0"><text:p/></draw:polyline><draw:polyline draw:style-name="gr54" draw:text-style-name="P128" svg:width="0.248cm" svg:height="0.299cm" svg:x="2.186cm" svg:y="2.328cm" svg:viewBox="0 0 249 300" draw:points="0,0 249,51 197,300"><text:p/></draw:polyline><draw:frame draw:name="DescriptionOOoTep" draw:style-name="gr55" draw:text-style-name="P129" svg:width="0.003cm" svg:height="0.004cm" svg:x="0.385cm" svg:y="2.166cm"><draw:text-box><text:p/></draw:text-box><svg:desc>@options;

@figure;
  T = point( -5.07 , 0.43 );
  H = point( -1.77 , 2.97 );
  sTH = segment( T , H );
  perpHsTH = perpendiculaire( H , sTH )  { i };
  E = pointsur( perpHsTH , -4.83 );
  sTE = segment( T , E );
  perpHsTE = perpendiculaire( H , sTE )  { i };
  S = intersection( perpHsTE , sTE );
  sHE = segment( H , E );
  sHS = segment( H , S );
  angleTHE = angle( T , H , E );
  angleHSA = angle( H , S , E );

</svg:desc></draw:frame></draw:g></text:p>
      <text:list xml:id="list95931708337399" text:continue-list="list3973657038" text:style-name="Num_5f_Exo">
        <text:list-item>
          <text:h text:style-name="Exo_5f_Num" text:outline-level="1"><draw:g text:anchor-type="char" draw:z-index="18" draw:style-name="gr68"><draw:frame draw:style-name="gr141" draw:text-style-name="P167" svg:width="0.251cm" svg:height="0.414cm" svg:x="8.917cm" svg:y="0.27cm"><draw:text-box><text:p text:style-name="P166"><text:span text:style-name="T45">C</text:span></text:p></draw:text-box></draw:frame><draw:frame draw:style-name="gr142" draw:text-style-name="P168" svg:width="0.246cm" svg:height="0.414cm" svg:x="7.553cm" svg:y="2.551cm"><draw:text-box><text:p text:style-name="P118"><text:span text:style-name="T45">A</text:span></text:p></draw:text-box></draw:frame><draw:frame draw:style-name="gr143" draw:text-style-name="P167" svg:width="0.253cm" svg:height="0.414cm" svg:x="6.239cm" svg:y="1.574cm"><draw:text-box><text:p text:style-name="P166"><text:span text:style-name="T45">B</text:span></text:p></draw:text-box></draw:frame><draw:line draw:style-name="gr144" draw:text-style-name="P169" svg:x1="6.51cm" svg:y1="1.789cm" svg:x2="7.692cm" svg:y2="2.523cm"><text:p/></draw:line><draw:line draw:style-name="gr145" draw:text-style-name="P169" svg:x1="8.888cm" svg:y1="0.542cm" svg:x2="7.69cm" svg:y2="2.525cm"><text:p/></draw:line><draw:line draw:style-name="gr146" draw:text-style-name="P169" svg:x1="6.51cm" svg:y1="1.791cm" svg:x2="8.889cm" svg:y2="0.542cm"><text:p/></draw:line><draw:rect draw:style-name="gr147" draw:text-style-name="P170" svg:width="0.279cm" svg:height="0.283cm" draw:transform="skewX (0.0186750229963393) rotate (1.02503186969627) translate (7.45343055555556cm 2.37595833333333cm)"><text:p/></draw:rect></draw:g> Complète les tableaux.</text:h>
        </text:list-item>
      </text:list>
      <text:list xml:id="list95931887862737" text:continue-list="list95931024351675" text:style-name="liste_5f_abc">
        <text:list-item text:start-value="1">
          <text:p text:style-name="P85">Soit un triangle ABC <text:line-break/>rectangle en A.</text:p>
        </text:list-item>
      </text:list>
      <text:list xml:id="list95930778968003" text:continue-list="list3294125480" text:style-name="_5f_Numérotation_20_des_20_exercices_20_livrets">
        <text:list-item>
          <text:list>
            <text:list-header>
              <text:p text:style-name="P89"/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6">L’hypoténuse</text:p>
          </table:table-cell>
          <table:table-cell table:style-name="Tableau1.B1" office:value-type="string">
            <text:p text:style-name="P45"/>
          </table:table-cell>
        </table:table-row>
        <table:table-row table:style-name="Tableau1.1">
          <table:table-cell table:style-name="Tableau1.A2" office:value-type="string">
            <text:p text:style-name="P36">Côté adjacent à l’angle <draw:frame draw:style-name="fr5" draw:name="Objet61" text:anchor-type="as-char" svg:y="-0.349cm" svg:width="0.73cm" svg:height="0.422cm" draw:z-index="55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B3" office:value-type="string">
            <text:p text:style-name="P45"/>
          </table:table-cell>
        </table:table-row>
        <table:table-row table:style-name="Tableau1.1">
          <table:table-cell table:style-name="Tableau1.A2" office:value-type="string">
            <text:p text:style-name="P37">Côté adjacent à l’angle <draw:frame draw:style-name="fr5" draw:name="Objet27" text:anchor-type="as-char" svg:y="-0.349cm" svg:width="0.73cm" svg:height="0.422cm" draw:z-index="57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B3" office:value-type="string">
            <text:p text:style-name="P45"/>
          </table:table-cell>
        </table:table-row>
      </table:table>
      <text:list xml:id="list95930096822882" text:continue-list="list95931887862737" text:style-name="liste_5f_abc">
        <text:list-item>
          <text:p text:style-name="P90"><draw:g text:anchor-type="char" draw:z-index="19" draw:style-name="gr68"><draw:frame draw:style-name="gr134" draw:text-style-name="P123" svg:width="0.276cm" svg:height="0.414cm" svg:x="6.133cm" svg:y="0.706cm"><draw:text-box><text:p text:style-name="P134"><text:span text:style-name="T32">D</text:span></text:p></draw:text-box></draw:frame><draw:frame draw:style-name="gr135" draw:text-style-name="P123" svg:width="0.207cm" svg:height="0.414cm" svg:x="8.978cm" svg:y="0.325cm"><draw:text-box><text:p text:style-name="P134"><text:span text:style-name="T32">F</text:span></text:p></draw:text-box></draw:frame><draw:frame draw:style-name="gr136" draw:text-style-name="P123" svg:width="0.227cm" svg:height="0.414cm" svg:x="7.389cm" svg:y="2.041cm"><draw:text-box><text:p text:style-name="P134"><text:span text:style-name="T32">E</text:span></text:p></draw:text-box></draw:frame><draw:line draw:style-name="gr137" draw:text-style-name="P124" svg:x1="6.434cm" svg:y1="0.942cm" svg:x2="7.504cm" svg:y2="2.03cm"><text:p/></draw:line><draw:line draw:style-name="gr138" draw:text-style-name="P124" svg:x1="8.93cm" svg:y1="0.575cm" svg:x2="7.504cm" svg:y2="2.025cm"><text:p/></draw:line><draw:line draw:style-name="gr139" draw:text-style-name="P124" svg:x1="6.434cm" svg:y1="0.936cm" svg:x2="8.929cm" svg:y2="0.575cm"><text:p/></draw:line><draw:rect draw:style-name="gr140" draw:text-style-name="P165" svg:width="0.258cm" svg:height="0.258cm" draw:transform="skewX (0.00680678408277788) rotate (0.785398163397448) translate (7.32190277777778cm 1.8415cm)"><text:p/></draw:rect></draw:g>Soit DEF un triangle <text:line-break/>rectangle en E.</text:p>
        </text:list-item>
      </text:list>
      <text:p text:style-name="P5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7">Côté opposé à l’angle <draw:frame draw:style-name="fr5" draw:name="Objet10" text:anchor-type="as-char" svg:y="-0.349cm" svg:width="0.693cm" svg:height="0.416cm" draw:z-index="58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2.B1" office:value-type="string">
            <text:p text:style-name="P45"/>
          </table:table-cell>
        </table:table-row>
        <table:table-row table:style-name="Tableau2.1">
          <table:table-cell table:style-name="Tableau2.A2" office:value-type="string">
            <text:p text:style-name="P36">L’hypoténuse</text:p>
          </table:table-cell>
          <table:table-cell table:style-name="Tableau2.B3" office:value-type="string">
            <text:p text:style-name="P45"/>
          </table:table-cell>
        </table:table-row>
        <table:table-row table:style-name="Tableau2.1">
          <table:table-cell table:style-name="Tableau2.A2" office:value-type="string">
            <text:p text:style-name="P39"/>
          </table:table-cell>
          <table:table-cell table:style-name="Tableau2.B3" office:value-type="string">
            <text:p text:style-name="P43">[DE]</text:p>
          </table:table-cell>
        </table:table-row>
      </table:table>
      <text:list xml:id="list95930267736077" text:continue-numbering="true" text:style-name="liste_5f_abc">
        <text:list-item>
          <text:p text:style-name="P91">GHI est un triangle rectangle en H.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_5f_Paragraphe_20_livret_20_"/>
          </table:table-cell>
          <table:table-cell table:style-name="Tableau5.B1" office:value-type="string">
            <text:p text:style-name="P38">[GH]</text:p>
          </table:table-cell>
        </table:table-row>
        <table:table-row table:style-name="Tableau5.1">
          <table:table-cell table:style-name="Tableau5.A2" office:value-type="string">
            <text:p text:style-name="P50"><text:span text:style-name="T29">Côté adjacent à l’angle</text:span> <draw:frame draw:style-name="fr5" draw:name="Objet11" text:anchor-type="as-char" svg:y="-0.349cm" svg:width="0.64cm" svg:height="0.42cm" draw:z-index="5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5.B3" office:value-type="string">
            <text:p text:style-name="P34"/>
          </table:table-cell>
        </table:table-row>
        <table:table-row table:style-name="Tableau5.1">
          <table:table-cell table:style-name="Tableau5.A2" office:value-type="string">
            <text:p text:style-name="_5f_Paragraphe_20_livret_20_"/>
          </table:table-cell>
          <table:table-cell table:style-name="Tableau5.B3" office:value-type="string">
            <text:p text:style-name="P43">[IG]</text:p>
          </table:table-cell>
        </table:table-row>
      </table:table>
      <text:list xml:id="list95930953438586" text:continue-list="list95931708337399" text:style-name="Num_5f_Exo">
        <text:list-item>
          <text:h text:style-name="P69" text:outline-level="1"><text:span text:style-name="Bold_5f_niv3"><text:span text:style-name="T24"> </text:span></text:span><text:span text:style-name="Bold_5f_niv3">Avec plusieurs triangles rectangles</text:span></text:h>
        </text:list-item>
      </text:list>
      <text:p text:style-name="P83"><draw:g text:anchor-type="paragraph" draw:z-index="73" draw:name="Forme3" draw:style-name="gr1"><draw:custom-shape draw:style-name="gr2" draw:text-style-name="P112" svg:width="0.193cm" svg:height="0.17cm" svg:x="6.408cm" svg:y="2.055cm"><text:p/><draw:enhanced-geometry svg:viewBox="0 0 21600 21600" draw:type="rectangle" draw:enhanced-path="M 0 0 L 21600 0 21600 21600 0 21600 0 0 Z N"/></draw:custom-shape><draw:line draw:style-name="gr3" draw:text-style-name="P113" svg:x1="4.491cm" svg:y1="2.235cm" svg:x2="8.932cm" svg:y2="2.235cm"><text:p/></draw:line><draw:frame draw:style-name="gr4" draw:text-style-name="P115" svg:width="0.251cm" svg:height="0.415cm" svg:x="7.459cm" svg:y="0.101cm"><draw:text-box><text:p text:style-name="P114"><text:span text:style-name="T30">C</text:span></text:p></draw:text-box></draw:frame><draw:line draw:style-name="gr5" draw:text-style-name="P113" svg:x1="4.491cm" svg:y1="2.233cm" svg:x2="7.58cm" svg:y2="0.464cm"><text:p/></draw:line><draw:line draw:style-name="gr6" draw:text-style-name="P113" svg:x1="5.482cm" svg:y1="1.667cm" svg:x2="5.916cm" svg:y2="2.233cm"><text:p/></draw:line><draw:line draw:style-name="gr7" draw:text-style-name="P113" svg:x1="6.401cm" svg:y1="1.143cm" svg:x2="6.401cm" svg:y2="2.236cm"><text:p/></draw:line><draw:line draw:style-name="gr8" draw:text-style-name="P113" svg:x1="7.581cm" svg:y1="0.464cm" svg:x2="8.936cm" svg:y2="2.233cm"><text:p/></draw:line><draw:polyline draw:style-name="gr9" draw:text-style-name="P116" svg:width="0.218cm" svg:height="0.113cm" svg:x="5.346cm" svg:y="1.741cm" svg:viewBox="0 0 219 114" draw:points="219,39 86,114 0,0"><text:p/></draw:polyline><draw:polyline draw:style-name="gr10" draw:text-style-name="P116" svg:width="0.232cm" svg:height="0.121cm" svg:x="7.438cm" svg:y="0.547cm" svg:viewBox="0 0 233 122" draw:points="233,41 92,122 0,0"><text:p/></draw:polyline><draw:frame draw:style-name="gr11" draw:text-style-name="P115" svg:width="0.248cm" svg:height="0.415cm" svg:x="8.95cm" svg:y="2.089cm"><draw:text-box><text:p text:style-name="P114"><text:span text:style-name="T30">B</text:span></text:p></draw:text-box></draw:frame><draw:frame draw:style-name="gr12" draw:text-style-name="P115" svg:width="0.228cm" svg:height="0.414cm" svg:x="6.32cm" svg:y="2.234cm"><draw:text-box><text:p text:style-name="P114"><text:span text:style-name="T30">E</text:span></text:p></draw:text-box></draw:frame><draw:frame draw:style-name="gr13" draw:text-style-name="P115" svg:width="0.276cm" svg:height="0.415cm" svg:x="5.762cm" svg:y="2.276cm"><draw:text-box><text:p text:style-name="P114"><text:span text:style-name="T30">D</text:span></text:p></draw:text-box></draw:frame><draw:frame draw:style-name="gr14" draw:text-style-name="P115" svg:width="0.278cm" svg:height="0.415cm" svg:x="6.159cm" svg:y="0.718cm"><draw:text-box><text:p text:style-name="P114"><text:span text:style-name="T30">G</text:span></text:p></draw:text-box></draw:frame><draw:frame draw:style-name="gr15" draw:text-style-name="P115" svg:width="0.246cm" svg:height="0.414cm" svg:x="4.219cm" svg:y="2.092cm"><draw:text-box><text:p text:style-name="P114"><text:span text:style-name="T30">A</text:span></text:p></draw:text-box></draw:frame><draw:frame draw:style-name="gr16" draw:text-style-name="P115" svg:width="0.207cm" svg:height="0.415cm" svg:x="5.316cm" svg:y="1.316cm"><draw:text-box><text:p text:style-name="P114"><text:span text:style-name="T30">F</text:span></text:p></draw:text-box></draw:frame></draw:g><text:span text:style-name="T20">Complète le tableau.</text:span>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46">Triangle rectangle</text:p>
          </table:table-cell>
          <table:table-cell table:style-name="Tableau6.A1" office:value-type="string">
            <text:p text:style-name="P46">Angle aigu</text:p>
          </table:table-cell>
          <table:table-cell table:style-name="Tableau6.A1" office:value-type="string">
            <text:p text:style-name="P46">Côté opposé</text:p>
          </table:table-cell>
          <table:table-cell table:style-name="Tableau6.D1" office:value-type="string">
            <text:p text:style-name="P46">Côté adjacent</text:p>
          </table:table-cell>
        </table:table-row>
        <table:table-row table:style-name="Tableau6.2">
          <table:table-cell table:style-name="Tableau6.C7" office:value-type="string">
            <text:p text:style-name="P43">AFD</text:p>
          </table:table-cell>
          <table:table-cell table:style-name="Tableau6.C7" office:value-type="string">
            <text:p text:style-name="P43"><draw:frame draw:style-name="fr7" draw:name="Objet13" text:anchor-type="as-char" svg:width="0.827cm" svg:height="0.422cm" draw:z-index="6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6.C7" office:value-type="string">
            <text:p text:style-name="P43"/>
          </table:table-cell>
          <table:table-cell table:style-name="Tableau6.D7" office:value-type="string">
            <text:p text:style-name="P43"/>
          </table:table-cell>
        </table:table-row>
        <table:table-row table:style-name="Tableau6.2">
          <table:table-cell table:style-name="Tableau6.C7" office:value-type="string">
            <text:p text:style-name="P43">AGE</text:p>
          </table:table-cell>
          <table:table-cell table:style-name="Tableau6.C7" office:value-type="string">
            <text:p text:style-name="P44"><draw:frame draw:style-name="fr7" draw:name="Objet14" text:anchor-type="as-char" svg:width="0.827cm" svg:height="0.422cm" draw:z-index="62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6.C7" office:value-type="string">
            <text:p text:style-name="P43"/>
          </table:table-cell>
          <table:table-cell table:style-name="Tableau6.D7" office:value-type="string">
            <text:p text:style-name="P43"/>
          </table:table-cell>
        </table:table-row>
        <table:table-row table:style-name="Tableau6.2">
          <table:table-cell table:style-name="Tableau6.C7" office:value-type="string">
            <text:p text:style-name="P43">ACB</text:p>
          </table:table-cell>
          <table:table-cell table:style-name="Tableau6.C7" office:value-type="string">
            <text:p text:style-name="P44"><draw:frame draw:style-name="fr7" draw:name="Objet20" text:anchor-type="as-char" svg:width="0.827cm" svg:height="0.422cm" draw:z-index="63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6.C7" office:value-type="string">
            <text:p text:style-name="P43"/>
          </table:table-cell>
          <table:table-cell table:style-name="Tableau6.D7" office:value-type="string">
            <text:p text:style-name="P43"/>
          </table:table-cell>
        </table:table-row>
        <table:table-row table:style-name="Tableau6.2">
          <table:table-cell table:style-name="Tableau6.C7" office:value-type="string">
            <text:p text:style-name="P43"/>
          </table:table-cell>
          <table:table-cell table:style-name="Tableau6.C7" office:value-type="string">
            <text:p text:style-name="P44"><draw:frame draw:style-name="fr7" draw:name="Objet28" text:anchor-type="as-char" svg:width="0.864cm" svg:height="0.427cm" draw:z-index="64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6.C7" office:value-type="string">
            <text:p text:style-name="P43"/>
          </table:table-cell>
          <table:table-cell table:style-name="Tableau6.D7" office:value-type="string">
            <text:p text:style-name="P43"/>
          </table:table-cell>
        </table:table-row>
        <table:table-row table:style-name="Tableau6.2">
          <table:table-cell table:style-name="Tableau6.C7" office:value-type="string">
            <text:p text:style-name="P43"/>
          </table:table-cell>
          <table:table-cell table:style-name="Tableau6.C7" office:value-type="string">
            <text:p text:style-name="P43"/>
          </table:table-cell>
          <table:table-cell table:style-name="Tableau6.C7" office:value-type="string">
            <text:p text:style-name="P43">[AF]</text:p>
          </table:table-cell>
          <table:table-cell table:style-name="Tableau6.D7" office:value-type="string">
            <text:p text:style-name="P43">[FD]</text:p>
          </table:table-cell>
        </table:table-row>
        <table:table-row table:style-name="Tableau6.2">
          <table:table-cell table:style-name="Tableau6.C7" office:value-type="string">
            <text:p text:style-name="P43"/>
          </table:table-cell>
          <table:table-cell table:style-name="Tableau6.C7" office:value-type="string">
            <text:p text:style-name="P43"/>
          </table:table-cell>
          <table:table-cell table:style-name="Tableau6.C7" office:value-type="string">
            <text:p text:style-name="P43"/>
          </table:table-cell>
          <table:table-cell table:style-name="Tableau6.D7" office:value-type="string">
            <text:p text:style-name="P43">[GE]</text:p>
          </table:table-cell>
        </table:table-row>
      </table:table>
      <text:list xml:id="list95930192274743" text:continue-numbering="true" text:style-name="Num_5f_Exo">
        <text:list-item>
          <text:h text:style-name="P70" text:outline-level="1"> Dans chaque triangle rectangle, sont donnés un angle aigu et deux côtés.</text:h>
        </text:list-item>
      </text:list>
      <text:p text:style-name="_5f_Paragraphe_20_livret_20_">Complète les bulles (côté adjacent à l’angle..., ...) puis écris la relation trigonométrique adaptée.</text:p>
      <text:list xml:id="list95931864843655" text:continue-list="list95930267736077" text:style-name="liste_5f_abc">
        <text:list-item text:start-value="1">
          <text:p text:style-name="P92"/>
        </text:list-item>
      </text:list>
      <text:list xml:id="list95932258599236" text:continue-list="list95930778968003" text:style-name="_5f_Numérotation_20_des_20_exercices_20_livrets">
        <text:list-header>
          <text:p text:style-name="P81"><draw:g text:anchor-type="as-char" draw:z-index="21" draw:style-name="gr47"><draw:line draw:style-name="gr124" draw:text-style-name="P160" svg:x1="5.87cm" svg:y1="0.086cm" svg:x2="5.002cm" svg:y2="2.532cm"><text:p/></draw:line><draw:line draw:style-name="gr125" draw:text-style-name="P160" svg:x1="5.001cm" svg:y1="2.53cm" svg:x2="2.835cm" svg:y2="1.761cm"><text:p/></draw:line><draw:line draw:style-name="gr126" draw:text-style-name="P160" svg:x1="2.833cm" svg:y1="1.761cm" svg:x2="5.87cm" svg:y2="0.086cm"><text:p/></draw:line><draw:circle draw:style-name="gr127" draw:text-style-name="P161" svg:width="1.041cm" svg:height="1.041cm" draw:transform="rotate (1.26414197721949) translate (5.21758333333333cm 0.419333333333333cm)" draw:kind="section" draw:start-angle="136.62" draw:end-angle="178.18"><text:p/></draw:circle><draw:polyline draw:style-name="gr128" draw:text-style-name="P162" svg:width="0.441cm" svg:height="0.325cm" svg:x="4.676cm" svg:y="2.088cm" svg:viewBox="0 0 442 326" draw:points="442,115 117,0 0,326"><text:p/></draw:polyline><draw:frame draw:style-name="gr129" draw:text-style-name="P163" svg:width="0.604cm" svg:height="0.664cm" svg:x="4.069cm" svg:y="0.351cm"><draw:text-box><text:p text:style-name="P134"><text:span text:style-name="T44">i</text:span></text:p></draw:text-box></draw:frame><draw:frame draw:style-name="gr130" draw:text-style-name="P163" svg:width="0.604cm" svg:height="0.664cm" svg:x="5.271cm" svg:y="1.189cm"><draw:text-box><text:p text:style-name="P134"><text:span text:style-name="T44">j</text:span></text:p></draw:text-box></draw:frame><draw:frame draw:style-name="gr131" draw:text-style-name="P163" svg:width="0.722cm" svg:height="0.664cm" svg:x="4.893cm" svg:y="0.436cm"><draw:text-box><text:p text:style-name="P134"><text:span text:style-name="T44">â</text:span></text:p></draw:text-box></draw:frame><draw:custom-shape draw:style-name="gr132" draw:text-style-name="P164" svg:width="2.331cm" svg:height="2.5cm" svg:x="6.666cm" svg:y="0cm"><text:p/><draw:enhanced-geometry svg:viewBox="0 0 21600 21600" draw:mirror-horizontal="false" draw:mirror-vertical="false" draw:text-areas="800 800 20800 20800" draw:type="round-rectangular-callout" draw:modifiers="-10947.049924357 10160.225669957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33" draw:text-style-name="P164" svg:width="2.491cm" svg:height="2.001cm" svg:x="0cm" svg:y="0.072cm"><text:p/><draw:enhanced-geometry svg:viewBox="0 0 21600 21600" draw:mirror-horizontal="false" draw:mirror-vertical="false" draw:text-areas="800 800 20800 20800" draw:type="round-rectangular-callout" draw:modifiers="35526.1146496815 10676.2995594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/text:p>
          <text:p text:style-name="P74"><text:span text:style-name="_5f_pointillés_20_gris"><text:span text:style-name="T13"><text:tab/></text:span></text:span></text:p>
        </text:list-header>
      </text:list>
      <text:list xml:id="list95930583583837" text:continue-list="list95931864843655" text:style-name="liste_5f_abc">
        <text:list-item>
          <text:p text:style-name="P105"/>
        </text:list-item>
      </text:list>
      <text:list xml:id="list95931104194794" text:continue-list="list95932258599236" text:style-name="_5f_Numérotation_20_des_20_exercices_20_livrets">
        <text:list-header>
          <text:p text:style-name="P99"><draw:g text:anchor-type="as-char" draw:z-index="22" draw:style-name="gr47"><draw:custom-shape draw:style-name="gr114" draw:text-style-name="P154" svg:width="2.521cm" svg:height="2.073cm" svg:x="6.486cm" svg:y="0.252cm"><text:p/><draw:enhanced-geometry svg:viewBox="0 0 21600 21600" draw:mirror-horizontal="false" draw:mirror-vertical="false" draw:text-areas="800 800 20800 20800" draw:type="round-rectangular-callout" draw:modifiers="-9183.77622377622 11406.122448979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15" draw:text-style-name="P154" svg:width="2.521cm" svg:height="2.001cm" svg:x="0cm" svg:y="0.058cm"><text:p/><draw:enhanced-geometry svg:viewBox="0 0 21600 21600" draw:mirror-horizontal="false" draw:mirror-vertical="false" draw:text-areas="800 800 20800 20800" draw:type="round-rectangular-callout" draw:modifiers="33049.5104895105 15434.00881057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draw:style-name="gr116" draw:text-style-name="P155" svg:x1="2.682cm" svg:y1="0.822cm" svg:x2="4.995cm" svg:y2="2.096cm"><text:p/></draw:line><draw:line draw:style-name="gr117" draw:text-style-name="P155" svg:x1="4.993cm" svg:y1="2.097cm" svg:x2="6.146cm" svg:y2="0.006cm"><text:p/></draw:line><draw:line draw:style-name="gr118" draw:text-style-name="P155" svg:x1="6.148cm" svg:y1="0cm" svg:x2="2.682cm" svg:y2="0.818cm"><text:p/></draw:line><draw:ellipse draw:style-name="gr119" draw:text-style-name="P159" svg:width="0.918cm" svg:height="0.916cm" svg:x="2.223cm" svg:y="0.366cm" draw:kind="section" draw:start-angle="-28.85" draw:end-angle="13.25"><text:p/></draw:ellipse><draw:polyline draw:style-name="gr120" draw:text-style-name="P157" svg:width="0.414cm" svg:height="0.267cm" svg:x="4.727cm" svg:y="1.681cm" svg:viewBox="0 0 415 268" draw:points="0,268 147,0 415,148"><text:p/></draw:polyline><draw:frame draw:style-name="gr121" draw:text-style-name="P158" svg:width="0.228cm" svg:height="0.414cm" svg:x="3.799cm" svg:y="1.52cm"><draw:text-box><text:p text:style-name="P134"><text:span text:style-name="T42">p</text:span></text:p></draw:text-box></draw:frame><draw:frame draw:style-name="gr122" draw:text-style-name="P158" svg:width="0.729cm" svg:height="0.664cm" svg:x="5.477cm" svg:y="0.644cm"><draw:text-box><text:p text:style-name="P134"><text:span text:style-name="T42">q</text:span></text:p></draw:text-box></draw:frame><draw:frame draw:style-name="gr123" draw:text-style-name="P158" svg:width="0.722cm" svg:height="0.664cm" svg:x="3.099cm" svg:y="0.656cm"><draw:text-box><text:p text:style-name="P134"><text:span text:style-name="T42">ê</text:span></text:p></draw:text-box></draw:frame></draw:g></text:p>
          <text:p text:style-name="P75"><text:span text:style-name="_5f_pointillés_20_gris"><text:span text:style-name="T13"><text:tab/></text:span></text:span></text:p>
        </text:list-header>
      </text:list>
      <text:list xml:id="list95930657709169" text:continue-list="list95930583583837" text:style-name="liste_5f_abc">
        <text:list-item>
          <text:p text:style-name="P106"/>
        </text:list-item>
      </text:list>
      <text:list xml:id="list95932192014480" text:continue-list="list95931104194794" text:style-name="_5f_Numérotation_20_des_20_exercices_20_livrets">
        <text:list-header>
          <text:p text:style-name="P82"><draw:g text:anchor-type="as-char" draw:z-index="23" draw:style-name="gr47"><draw:custom-shape draw:style-name="gr104" draw:text-style-name="P154" svg:width="2.67cm" svg:height="2.001cm" svg:x="6.331cm" svg:y="0.312cm"><text:p/><draw:enhanced-geometry svg:viewBox="0 0 21600 21600" draw:mirror-horizontal="false" draw:mirror-vertical="false" draw:text-areas="800 800 20800 20800" draw:type="round-rectangular-callout" draw:modifiers="-10628.7978863937 3996.475770925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05" draw:text-style-name="P154" svg:width="2.521cm" svg:height="2.005cm" svg:x="0cm" svg:y="0cm"><text:p/><draw:enhanced-geometry svg:viewBox="0 0 21600 21600" draw:mirror-horizontal="false" draw:mirror-vertical="false" draw:text-areas="800 800 20800 20800" draw:type="round-rectangular-callout" draw:modifiers="28714.4055944056 11512.4010554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draw:style-name="gr106" draw:text-style-name="P155" svg:x1="5.83cm" svg:y1="0.157cm" svg:x2="3.361cm" svg:y2="0.127cm"><text:p/></draw:line><draw:line draw:style-name="gr107" draw:text-style-name="P155" svg:x1="3.361cm" svg:y1="0.127cm" svg:x2="3.342cm" svg:y2="1.736cm"><text:p/></draw:line><draw:line draw:style-name="gr108" draw:text-style-name="P155" svg:x1="3.34cm" svg:y1="1.736cm" svg:x2="5.831cm" svg:y2="0.157cm"><text:p/></draw:line><draw:ellipse draw:style-name="gr109" draw:text-style-name="P156" svg:width="0.99cm" svg:height="0.989cm" svg:x="5.336cm" svg:y="-0.335cm" draw:kind="section" draw:start-angle="179.3" draw:end-angle="212.4"><text:p/></draw:ellipse><draw:polyline draw:style-name="gr110" draw:text-style-name="P157" svg:width="0.405cm" svg:height="0.398cm" svg:x="3.356cm" svg:y="0.133cm" svg:viewBox="0 0 406 399" draw:points="406,0 400,399 0,393"><text:p/></draw:polyline><draw:frame draw:style-name="gr111" draw:text-style-name="P158" svg:width="0.689cm" svg:height="0.664cm" svg:x="4.17cm" svg:y="0.81cm"><draw:text-box><text:p text:style-name="P134"><text:span text:style-name="T42">s</text:span></text:p></draw:text-box></draw:frame><draw:frame draw:style-name="gr112" draw:text-style-name="P158" svg:width="0.623cm" svg:height="0.659cm" svg:x="2.858cm" svg:y="0.464cm"><draw:text-box><text:p text:style-name="P134"><text:span text:style-name="T43">r</text:span></text:p></draw:text-box></draw:frame><draw:frame draw:style-name="gr113" draw:text-style-name="P158" svg:width="0.683cm" svg:height="0.659cm" svg:x="4.636cm" svg:y="0.028cm"><draw:text-box><text:p text:style-name="P134"><text:span text:style-name="T43">ĉ</text:span></text:p></draw:text-box></draw:frame></draw:g></text:p>
          <text:p text:style-name="P77"><text:span text:style-name="_5f_pointillés_20_gris"><text:span text:style-name="T13"><text:tab/></text:span></text:span></text:p>
        </text:list-header>
      </text:list>
      <text:list xml:id="list95930206587995" text:continue-list="list95930192274743" text:style-name="Num_5f_Exo">
        <text:list-item>
          <text:h text:style-name="P71" text:outline-level="1"><text:span text:style-name="Bold_5f_niv3"><text:span text:style-name="T24"> </text:span></text:span><text:span text:style-name="Bold_5f_niv3">Le bon rapport</text:span></text:h>
        </text:list-item>
      </text:list>
      <text:list xml:id="list95931311885646" text:continue-list="list95930657709169" text:style-name="liste_5f_abc">
        <text:list-item text:start-value="1">
          <text:p text:style-name="P84">Dans le triangle MNO rectangle en O, exprime le cosinus de l’angle <draw:frame draw:style-name="fr6" draw:name="Objet15" text:anchor-type="as-char" svg:y="-0.37cm" svg:width="0.847cm" svg:height="0.462cm" draw:z-index="66"><draw:object xlink:href="./Object 27" xlink:type="simple" xlink:show="embed" xlink:actuate="onLoad"/><draw:image xlink:href="./ObjectReplacements/Object 27" xlink:type="simple" xlink:show="embed" xlink:actuate="onLoad"/><svg:desc>formule</svg:desc></draw:frame>.</text:p>
        </text:list-item>
      </text:list>
      <text:p text:style-name="P6"><draw:g text:anchor-type="as-char" draw:z-index="24" draw:style-name="gr47"><draw:polygon draw:style-name="gr99" draw:text-style-name="P151" svg:width="2.649cm" svg:height="2.68cm" svg:x="0.462cm" svg:y="0.508cm" svg:viewBox="0 0 2650 2681" draw:points="0,2681 2650,1602 1793,0 0,2680"><text:p/></draw:polygon><draw:line draw:style-name="gr100" draw:text-style-name="P152" svg:x1="0.45cm" svg:y1="3.204cm" svg:x2="3.113cm" svg:y2="2.106cm"><text:p/></draw:line><draw:line draw:style-name="gr100" draw:text-style-name="P152" svg:x1="3.114cm" svg:y1="2.114cm" svg:x2="2.255cm" svg:y2="0.493cm"><text:p/></draw:line><draw:line draw:style-name="gr100" draw:text-style-name="P152" svg:x1="0.45cm" svg:y1="3.204cm" svg:x2="2.26cm" svg:y2="0.493cm"><text:p/></draw:line><draw:frame draw:style-name="gr101" draw:text-style-name="P153" svg:width="0.403cm" svg:height="0.468cm" svg:x="0cm" svg:y="2.972cm"><draw:text-box><text:p text:style-name="P118"><text:span text:style-name="T41">M</text:span></text:p></draw:text-box></draw:frame><draw:frame draw:style-name="gr102" draw:text-style-name="P153" svg:width="0.354cm" svg:height="0.468cm" svg:x="3.18cm" svg:y="1.937cm"><draw:text-box><text:p text:style-name="P118"><text:span text:style-name="T41">O</text:span></text:p></draw:text-box></draw:frame><draw:frame draw:style-name="gr103" draw:text-style-name="P153" svg:width="0.378cm" svg:height="0.468cm" svg:x="2.103cm" svg:y="0cm"><draw:text-box><text:p text:style-name="P118"><text:span text:style-name="T41">N</text:span></text:p></draw:text-box></draw:frame><draw:rect draw:style-name="gr67" draw:text-style-name="P136" svg:width="0.242cm" svg:height="0.221cm" draw:transform="skewX (-0.0956440430092891) rotate (0.411548637620263) translate (2.78518055555556cm 2.00222222222222cm)"><text:p/></draw:rect></draw:g></text:p>
      <text:list xml:id="list95930611211378" text:continue-list="list95932192014480" text:style-name="_5f_Numérotation_20_des_20_exercices_20_livrets">
        <text:list-header>
          <text:p text:style-name="P76"><text:span text:style-name="_5f_pointillés_20_gris"><text:span text:style-name="T13"><text:tab/></text:span></text:span></text:p>
        </text:list-header>
      </text:list>
      <text:list xml:id="list95931202013381" text:continue-list="list95931311885646" text:style-name="liste_5f_abc">
        <text:list-item>
          <text:p text:style-name="P93">Dans le triangle HJK rectangle en K, exprime :</text:p>
        </text:list-item>
      </text:list>
      <text:list xml:id="list95930361716316" text:continue-list="list95930611211378" text:style-name="_5f_Numérotation_20_des_20_exercices_20_livrets">
        <text:list-item>
          <text:list>
            <text:list-item>
              <text:list>
                <text:list-item>
                  <text:p text:style-name="P95"><draw:g text:anchor-type="paragraph" draw:z-index="25" draw:style-name="gr91"><draw:frame draw:style-name="gr92" draw:text-style-name="P150" svg:width="0.773cm" svg:height="0.75cm" svg:x="0.062cm" svg:y="0.844cm"><draw:text-box><text:p text:style-name="P134"><text:span text:style-name="T40">H</text:span></text:p></draw:text-box></draw:frame><draw:frame draw:style-name="gr93" draw:text-style-name="P150" svg:width="0.609cm" svg:height="0.752cm" svg:x="3.008cm" svg:y="0.422cm"><draw:text-box><text:p text:style-name="P134"><text:span text:style-name="T40">J</text:span></text:p></draw:text-box></draw:frame><draw:frame draw:style-name="gr94" draw:text-style-name="P150" svg:width="0.736cm" svg:height="0.75cm" svg:x="1.563cm" svg:y="2.241cm"><draw:text-box><text:p text:style-name="P134"><text:span text:style-name="T40">K</text:span></text:p></draw:text-box></draw:frame><draw:line draw:style-name="gr95" draw:text-style-name="P124" svg:x1="0.642cm" svg:y1="1.392cm" svg:x2="1.711cm" svg:y2="2.477cm"><text:p/></draw:line><draw:line draw:style-name="gr96" draw:text-style-name="P124" svg:x1="3.134cm" svg:y1="1.032cm" svg:x2="1.709cm" svg:y2="2.477cm"><text:p/></draw:line><draw:line draw:style-name="gr97" draw:text-style-name="P124" svg:x1="0.642cm" svg:y1="1.392cm" svg:x2="3.136cm" svg:y2="1.032cm"><text:p/></draw:line><draw:rect draw:style-name="gr98" draw:text-style-name="P125" svg:width="0.255cm" svg:height="0.255cm" draw:transform="rotate (0.785398163397448) translate (1.53105555555556cm 2.29481944444444cm)"><text:p/></draw:rect></draw:g>le sinus de l’angle <draw:frame draw:style-name="fr6" draw:name="Objet16" text:anchor-type="as-char" svg:y="-0.37cm" svg:width="0.601cm" svg:height="0.46cm" draw:z-index="67"><draw:object xlink:href="./Object 28" xlink:type="simple" xlink:show="embed" xlink:actuate="onLoad"/><draw:image xlink:href="./ObjectReplacements/Object 28" xlink:type="simple" xlink:show="embed" xlink:actuate="onLoad"/><svg:desc>formule</svg:desc></draw:frame><text:s/>: <text:line-break/><text:span text:style-name="_5f_pointillés_20_gris"><text:span text:style-name="T13"><text:tab/></text:span></text:span></text:p>
                </text:list-item>
                <text:list-item>
                  <text:p text:style-name="P96"><text:span text:style-name="T18">la tangente de l’angle </text:span><text:span text:style-name="T18"><draw:frame draw:style-name="fr6" draw:name="Objet17" text:anchor-type="as-char" svg:y="-0.37cm" svg:width="0.601cm" svg:height="0.46cm" draw:z-index="6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8"><text:s/>:</text:span> <text:line-break/><text:span text:style-name="_5f_pointillés_20_gris"><text:span text:style-name="T13"><text:tab/></text:span></text:span></text:p>
                </text:list-item>
              </text:list>
            </text:list-item>
          </text:list>
        </text:list-item>
      </text:list>
      <text:list xml:id="list95932287567091" text:continue-list="list95930206587995" text:style-name="Num_5f_Exo">
        <text:list-item>
          <text:h text:style-name="P67" text:outline-level="1"><draw:g text:anchor-type="paragraph" draw:z-index="26" draw:style-name="gr83"><draw:frame draw:style-name="gr84" draw:text-style-name="P123" svg:width="0.325cm" svg:height="0.675cm" svg:x="5.641cm" svg:y="0.475cm"><draw:text-box><text:p text:style-name="P122"><text:span text:style-name="T32">T</text:span></text:p></draw:text-box></draw:frame><draw:frame draw:style-name="gr85" draw:text-style-name="P123" svg:width="0.458cm" svg:height="0.675cm" svg:x="8.751cm" svg:y="0.039cm"><draw:text-box><text:p text:style-name="P122"><text:span text:style-name="T32">U</text:span></text:p></draw:text-box></draw:frame><draw:frame draw:style-name="gr86" draw:text-style-name="P123" svg:width="0.431cm" svg:height="0.676cm" svg:x="6.939cm" svg:y="2.036cm"><draw:text-box><text:p text:style-name="P122"><text:span text:style-name="T32">V</text:span></text:p></draw:text-box></draw:frame><draw:line draw:style-name="gr87" draw:text-style-name="P124" svg:x1="5.987cm" svg:y1="0.832cm" svg:x2="7.145cm" svg:y2="2.004cm"><text:p/></draw:line><draw:line draw:style-name="gr88" draw:text-style-name="P124" svg:x1="8.689cm" svg:y1="0.444cm" svg:x2="7.146cm" svg:y2="2.006cm"><text:p/></draw:line><draw:line draw:style-name="gr89" draw:text-style-name="P124" svg:x1="5.987cm" svg:y1="0.835cm" svg:x2="8.69cm" svg:y2="0.444cm"><text:p/></draw:line><draw:rect draw:style-name="gr90" draw:text-style-name="P125" svg:width="0.283cm" svg:height="0.281cm" draw:transform="skewX (0.0125663706143592) rotate (0.794299342582619) translate (6.94972222222222cm 1.80975cm)"><text:p/></draw:rect></draw:g> TUV est un triangle rectangle en V. </text:h>
        </text:list-item>
      </text:list>
      <text:p text:style-name="P49">Écris tous les rapports trigonométriques possibles.</text:p>
      <text:list xml:id="list95930726083014" text:continue-list="list95930361716316" text:style-name="_5f_Numérotation_20_des_20_exercices_20_livrets">
        <text:list-header>
          <text:p text:style-name="P78"><text:span text:style-name="_5f_pointillés_20_gris"><text:span text:style-name="T13"><text:tab/></text:span></text:span></text:p>
          <text:p text:style-name="P79"><text:span text:style-name="_5f_pointillés_20_gris"><text:span text:style-name="T13"><text:tab/></text:span></text:span></text:p>
          <text:p text:style-name="P79"><text:span text:style-name="_5f_pointillés_20_gris"><text:span text:style-name="T13"><text:tab/></text:span></text:span></text:p>
          <text:p text:style-name="P79"><text:span text:style-name="_5f_pointillés_20_gris"><text:span text:style-name="T13"><text:tab/></text:span></text:span></text:p>
          <text:p text:style-name="P79"><text:span text:style-name="_5f_pointillés_20_gris"><text:span text:style-name="T13"><text:tab/></text:span></text:span></text:p>
          <text:p text:style-name="P79"><text:span text:style-name="_5f_pointillés_20_gris"><text:span text:style-name="T13"><text:tab/></text:span></text:span></text:p>
        </text:list-header>
      </text:list>
      <text:list xml:id="list95930654079021" text:continue-list="list95932287567091" text:style-name="Num_5f_Exo">
        <text:list-item>
          <text:h text:style-name="P72" text:outline-level="1"> <text:span text:style-name="T25">À l’aide de la figure ci‑</text:span><text:span text:style-name="T26">dessous</text:span><text:span text:style-name="T25">, complète les phrases </text:span><text:span text:style-name="T26">suivantes</text:span><text:span text:style-name="T25">.</text:span></text:h>
        </text:list-item>
      </text:list>
      <text:p text:style-name="P30"><draw:g text:anchor-type="as-char" draw:z-index="29" draw:style-name="gr47"><draw:line draw:style-name="gr58" draw:text-style-name="P132" svg:x1="0.272cm" svg:y1="1.983cm" svg:x2="3.853cm" svg:y2="1.983cm"><text:p/></draw:line><draw:line draw:style-name="gr59" draw:text-style-name="P132" svg:x1="0.272cm" svg:y1="1.981cm" svg:x2="1.374cm" svg:y2="0.436cm"><text:p/></draw:line><draw:line draw:style-name="gr60" draw:text-style-name="P132" svg:x1="1.372cm" svg:y1="0.436cm" svg:x2="3.85cm" svg:y2="1.981cm"><text:p/></draw:line><draw:line draw:style-name="gr61" draw:text-style-name="P132" svg:x1="1.372cm" svg:y1="0.436cm" svg:x2="1.372cm" svg:y2="1.981cm"><text:p/></draw:line><draw:polyline draw:style-name="gr62" draw:text-style-name="P133" svg:width="0.228cm" svg:height="0.212cm" svg:x="1.372cm" svg:y="1.77cm" svg:viewBox="0 0 229 213" draw:points="0,0 229,0 229,213"><text:p/></draw:polyline><draw:frame draw:style-name="gr63" draw:text-style-name="P135" svg:width="0.26cm" svg:height="0.419cm" svg:x="1.254cm" svg:y="0cm"><draw:text-box><text:p text:style-name="P134"><text:span text:style-name="T35">C</text:span></text:p></draw:text-box></draw:frame><draw:frame draw:style-name="gr64" draw:text-style-name="P135" svg:width="0.228cm" svg:height="0.419cm" svg:x="3.888cm" svg:y="1.736cm"><draw:text-box><text:p text:style-name="P134"><text:span text:style-name="T35">B</text:span></text:p></draw:text-box></draw:frame><draw:frame draw:style-name="gr65" draw:text-style-name="P135" svg:width="0.228cm" svg:height="0.414cm" svg:x="0cm" svg:y="1.796cm"><draw:text-box><text:p text:style-name="P134"><text:span text:style-name="T35">A</text:span></text:p></draw:text-box></draw:frame><draw:frame draw:style-name="gr66" draw:text-style-name="P135" svg:width="0.271cm" svg:height="0.419cm" svg:x="1.252cm" svg:y="1.991cm"><draw:text-box><text:p text:style-name="P134"><text:span text:style-name="T35">D</text:span></text:p></draw:text-box></draw:frame><draw:rect draw:style-name="gr67" draw:text-style-name="P136" svg:width="0.2cm" svg:height="0.204cm" draw:transform="skewX (0.00872664625997167) rotate (-0.590444885949682) translate (1.37230555555556cm 0.432416666666667cm)"><text:p/></draw:rect></draw:g></text:p>
      <text:list xml:id="list95930744970599" text:continue-list="list95931202013381" text:style-name="liste_5f_abc">
        <text:list-item text:start-value="1">
          <text:p text:style-name="P94">Dans le triangle A<text:span text:style-name="T21">D</text:span>C rectangle en <text:span text:style-name="T21">D</text:span>, on a :</text:p>
        </text:list-item>
      </text:list>
      <text:section text:style-name="Sect2" text:name="Section2">
        <text:list xml:id="list95932118008383" text:continue-list="list95930726083014" text:style-name="_5f_Numérotation_20_des_20_exercices_20_livrets">
          <text:list-item>
            <text:list>
              <text:list-header>
                <text:p text:style-name="P100"><text:span text:style-name="T19">c</text:span>os <draw:frame draw:style-name="fr5" draw:name="Object19" text:anchor-type="as-char" svg:y="-0.37cm" svg:width="0.757cm" svg:height="0.462cm" draw:z-index="69"><draw:object xlink:href="./Object 30" xlink:type="simple" xlink:show="embed" xlink:actuate="onLoad"/><draw:image xlink:href="./ObjectReplacements/Object 30" xlink:type="simple" xlink:show="embed" xlink:actuate="onLoad"/><svg:desc>formule</svg:desc></draw:frame><text:s/><text:span text:style-name="T15">= </text:span><text:span text:style-name="_5f_pointillés_20_gris">….............</text:span></text:p>
                <text:p text:style-name="P102">cos <draw:frame draw:style-name="fr5" draw:name="Objet9" text:anchor-type="as-char" svg:y="-0.37cm" svg:width="0.771cm" svg:height="0.464cm" draw:z-index="70"><draw:object xlink:href="./Object 18" xlink:type="simple" xlink:show="embed" xlink:actuate="onLoad"/><draw:image xlink:href="./ObjectReplacements/Object 18" xlink:type="simple" xlink:show="embed" xlink:actuate="onLoad"/><svg:desc>formule</svg:desc></draw:frame><text:s/><text:span text:style-name="T15">= </text:span><text:span text:style-name="_5f_pointillés_20_gris">…..............</text:span></text:p>
              </text:list-header>
            </text:list>
          </text:list-item>
        </text:list>
      </text:section>
      <text:list xml:id="list95932159534614" text:continue-list="list95930744970599" text:style-name="liste_5f_abc">
        <text:list-item>
          <text:p text:style-name="P97"><text:span text:style-name="T17">Dans le triangle BCD</text:span><text:span text:style-name="_5f_pointillés_20_gris"><text:span text:style-name="T17"> …...............................</text:span></text:span><text:span text:style-name="T17">, on a :</text:span></text:p>
        </text:list-item>
      </text:list>
      <text:section text:style-name="Sect2" text:name="Section3">
        <text:list xml:id="list95931092873880" text:continue-list="list95932118008383" text:style-name="_5f_Numérotation_20_des_20_exercices_20_livrets">
          <text:list-item>
            <text:list>
              <text:list-header>
                <text:p text:style-name="P101"><text:span text:style-name="T19">s</text:span>in <draw:frame draw:style-name="fr5" draw:name="Objet19" text:anchor-type="as-char" svg:y="-0.37cm" svg:width="0.757cm" svg:height="0.462cm" draw:z-index="51"><draw:object xlink:href="./Object 31" xlink:type="simple" xlink:show="embed" xlink:actuate="onLoad"/><draw:image xlink:href="./ObjectReplacements/Object 31" xlink:type="simple" xlink:show="embed" xlink:actuate="onLoad"/><svg:desc>formule</svg:desc></draw:frame><text:s/><text:span text:style-name="T15">= </text:span><text:span text:style-name="_5f_pointillés_20_gris">…..............</text:span></text:p>
                <text:p text:style-name="P103">tan <draw:frame draw:style-name="fr5" draw:name="Objet21" text:anchor-type="as-char" svg:y="-0.37cm" svg:width="0.757cm" svg:height="0.462cm" draw:z-index="56"><draw:object xlink:href="./Object 32" xlink:type="simple" xlink:show="embed" xlink:actuate="onLoad"/><draw:image xlink:href="./ObjectReplacements/Object 32" xlink:type="simple" xlink:show="embed" xlink:actuate="onLoad"/><svg:desc>formule</svg:desc></draw:frame><text:s/><text:span text:style-name="T15">= </text:span><text:span text:style-name="_5f_pointillés_20_gris">…..............</text:span></text:p>
              </text:list-header>
            </text:list>
          </text:list-item>
        </text:list>
      </text:section>
      <text:list xml:id="list95930906792804" text:continue-list="list95932159534614" text:style-name="liste_5f_abc">
        <text:list-item>
          <text:p text:style-name="P98">Dans le triangle A<text:span text:style-name="T21">B</text:span>C<text:span text:style-name="_5f_pointillés_20_gris"> …............................</text:span>, on a :</text:p>
        </text:list-item>
      </text:list>
      <text:list xml:id="list95930956719940" text:continue-list="list95931092873880" text:style-name="_5f_Numérotation_20_des_20_exercices_20_livrets">
        <text:list-item>
          <text:list>
            <text:list-header>
              <text:p text:style-name="P104">sin <draw:frame draw:style-name="fr5" draw:name="Objet22" text:anchor-type="as-char" svg:y="-0.37cm" svg:width="0.741cm" svg:height="0.464cm" draw:z-index="60"><draw:object xlink:href="./Object 33" xlink:type="simple" xlink:show="embed" xlink:actuate="onLoad"/><draw:image xlink:href="./ObjectReplacements/Object 33" xlink:type="simple" xlink:show="embed" xlink:actuate="onLoad"/><svg:desc>formule</svg:desc></draw:frame><text:s/><text:span text:style-name="T15">= </text:span><text:span text:style-name="_5f_pointillés_20_gris">…...........… <text:s text:c="7"/></text:span><text:s/>tan <draw:frame draw:style-name="fr5" draw:name="Objet29" text:anchor-type="as-char" svg:y="-0.37cm" svg:width="0.723cm" svg:height="0.462cm" draw:z-index="71"><draw:object xlink:href="./Object 41" xlink:type="simple" xlink:show="embed" xlink:actuate="onLoad"/><draw:image xlink:href="./ObjectReplacements/Object 41" xlink:type="simple" xlink:show="embed" xlink:actuate="onLoad"/><svg:desc>formule</svg:desc></draw:frame><text:s/><text:span text:style-name="T15">= </text:span><text:span text:style-name="_5f_pointillés_20_gris"><text:span text:style-name="T22">…...........…</text:span></text:span></text:p>
            </text:list-header>
          </text:list>
        </text:list-item>
      </text:list>
      <text:list xml:id="list95932307953268" text:continue-list="list95930654079021" text:style-name="Num_5f_Exo">
        <text:list-item>
          <text:h text:style-name="P73" text:outline-level="1"> Complète le tableau avec le numéro du triangle qui convient.</text:h>
        </text:list-item>
      </text:list>
      <text:section text:style-name="Sect3" text:name="Section1">
        <text:p text:style-name="_5f_Paragraphe_20_livret_20_"><text:span text:style-name="T28">Triangle n° </text:span><text:span text:style-name="T27">1</text:span></text:p>
        <text:p text:style-name="P63"><draw:g text:anchor-type="paragraph" draw:z-index="36" draw:style-name="gr25"><draw:frame draw:style-name="gr26" draw:text-style-name="P123" svg:width="0.246cm" svg:height="0.414cm" svg:x="0.282cm" svg:y="0.258cm"><draw:text-box><text:p text:style-name="P122"><text:span text:style-name="T32">A</text:span></text:p></draw:text-box></draw:frame><draw:frame draw:style-name="gr27" draw:text-style-name="P123" svg:width="0.246cm" svg:height="0.414cm" svg:x="2.323cm" svg:y="0cm"><draw:text-box><text:p text:style-name="P122"><text:span text:style-name="T32">B</text:span></text:p></draw:text-box></draw:frame><draw:frame draw:style-name="gr28" draw:text-style-name="P123" svg:width="0.251cm" svg:height="0.414cm" svg:x="1.15cm" svg:y="1.275cm"><draw:text-box><text:p text:style-name="P122"><text:span text:style-name="T32">C</text:span></text:p></draw:text-box></draw:frame><draw:line draw:style-name="gr29" draw:text-style-name="P124" svg:x1="0.554cm" svg:y1="0.504cm" svg:x2="1.288cm" svg:y2="1.248cm"><text:p/></draw:line><draw:line draw:style-name="gr30" draw:text-style-name="P124" svg:x1="2.265cm" svg:y1="0.259cm" svg:x2="1.286cm" svg:y2="1.25cm"><text:p/></draw:line><draw:line draw:style-name="gr31" draw:text-style-name="P124" svg:x1="0.554cm" svg:y1="0.506cm" svg:x2="2.267cm" svg:y2="0.259cm"><text:p/></draw:line><draw:rect draw:style-name="gr32" draw:text-style-name="P125" svg:width="0.177cm" svg:height="0.179cm" draw:transform="skewX (0.0099483767363677) rotate (0.785398163397448) translate (1.16240277777778cm 1.12359722222222cm)"><text:p/></draw:rect></draw:g></text:p>
        <text:p text:style-name="P63"/>
        <text:p text:style-name="_5f_Paragraphe_20_livret_20_"/>
        <text:p text:style-name="P50">Triangle n° 2</text:p>
        <text:p text:style-name="P51"><draw:g text:anchor-type="paragraph" draw:z-index="33" draw:style-name="gr25"><draw:frame draw:style-name="gr33" draw:text-style-name="P123" svg:width="0.246cm" svg:height="0.414cm" svg:x="0.279cm" svg:y="0.258cm"><draw:text-box><text:p text:style-name="P122"><text:span text:style-name="T32">B</text:span></text:p></draw:text-box></draw:frame><draw:frame draw:style-name="gr34" draw:text-style-name="P123" svg:width="0.251cm" svg:height="0.414cm" svg:x="2.32cm" svg:y="0cm"><draw:text-box><text:p text:style-name="P122"><text:span text:style-name="T32">C</text:span></text:p></draw:text-box></draw:frame><draw:frame draw:style-name="gr35" draw:text-style-name="P123" svg:width="0.246cm" svg:height="0.414cm" svg:x="1.147cm" svg:y="1.275cm"><draw:text-box><text:p text:style-name="P122"><text:span text:style-name="T32">A</text:span></text:p></draw:text-box></draw:frame><draw:line draw:style-name="gr36" draw:text-style-name="P124" svg:x1="0.549cm" svg:y1="0.504cm" svg:x2="1.283cm" svg:y2="1.248cm"><text:p/></draw:line><draw:line draw:style-name="gr37" draw:text-style-name="P124" svg:x1="2.263cm" svg:y1="0.259cm" svg:x2="1.284cm" svg:y2="1.25cm"><text:p/></draw:line><draw:line draw:style-name="gr38" draw:text-style-name="P124" svg:x1="0.549cm" svg:y1="0.506cm" svg:x2="2.262cm" svg:y2="0.259cm"><text:p/></draw:line><draw:rect draw:style-name="gr39" draw:text-style-name="P125" svg:width="0.177cm" svg:height="0.179cm" draw:transform="skewX (0.0099483767363677) rotate (0.785398163397448) translate (1.158875cm 1.12359722222222cm)"><text:p/></draw:rect></draw:g></text:p>
        <text:p text:style-name="P51"/>
        <text:p text:style-name="P51"/>
        <text:p text:style-name="P51"><text:span text:style-name="T28">Triangle n° </text:span><text:span text:style-name="T27">3</text:span></text:p>
        <text:p text:style-name="P8"><draw:g text:anchor-type="paragraph" draw:z-index="32" draw:style-name="gr25"><draw:frame draw:style-name="gr40" draw:text-style-name="P123" svg:width="0.246cm" svg:height="0.414cm" svg:x="0.279cm" svg:y="0.258cm"><draw:text-box><text:p text:style-name="P122"><text:span text:style-name="T32">A</text:span></text:p></draw:text-box></draw:frame><draw:frame draw:style-name="gr41" draw:text-style-name="P123" svg:width="0.251cm" svg:height="0.414cm" svg:x="2.32cm" svg:y="0cm"><draw:text-box><text:p text:style-name="P122"><text:span text:style-name="T32">C</text:span></text:p></draw:text-box></draw:frame><draw:frame draw:style-name="gr42" draw:text-style-name="P123" svg:width="0.246cm" svg:height="0.414cm" svg:x="1.147cm" svg:y="1.275cm"><draw:text-box><text:p text:style-name="P122"><text:span text:style-name="T32">B</text:span></text:p></draw:text-box></draw:frame><draw:line draw:style-name="gr43" draw:text-style-name="P124" svg:x1="0.549cm" svg:y1="0.503cm" svg:x2="1.283cm" svg:y2="1.247cm"><text:p/></draw:line><draw:line draw:style-name="gr44" draw:text-style-name="P124" svg:x1="2.263cm" svg:y1="0.258cm" svg:x2="1.284cm" svg:y2="1.249cm"><text:p/></draw:line><draw:line draw:style-name="gr45" draw:text-style-name="P124" svg:x1="0.549cm" svg:y1="0.505cm" svg:x2="2.262cm" svg:y2="0.258cm"><text:p/></draw:line><draw:rect draw:style-name="gr46" draw:text-style-name="P125" svg:width="0.177cm" svg:height="0.179cm" draw:transform="skewX (0.0099483767363677) rotate (0.785398163397448) translate (1.158875cm 1.12359722222222cm)"><text:p/></draw:rect></draw:g></text:p>
        <text:p text:style-name="P51"/>
        <text:p text:style-name="P51"/>
      </text:section>
      <text:p text:style-name="P6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B"/>
        <table:table-column table:style-name="Tableau7.G"/>
        <table:table-row table:style-name="Tableau7.1">
          <table:table-cell table:style-name="Tableau7.A1" office:value-type="string">
            <text:p text:style-name="P40"/>
          </table:table-cell>
          <table:table-cell table:style-name="Tableau7.B1" office:value-type="string">
            <text:p text:style-name="P52"/>
          </table:table-cell>
          <table:table-cell table:style-name="Tableau7.C1" office:value-type="string">
            <text:p text:style-name="P42">n°</text:p>
          </table:table-cell>
          <table:table-cell table:style-name="Tableau7.D1" office:value-type="string">
            <text:p text:style-name="P41"/>
          </table:table-cell>
          <table:table-cell table:style-name="Tableau7.E1" office:value-type="string">
            <text:p text:style-name="P41"/>
          </table:table-cell>
          <table:table-cell table:style-name="Tableau7.F1" office:value-type="string">
            <text:p text:style-name="P53"/>
          </table:table-cell>
          <table:table-cell table:style-name="Tableau7.C1" office:value-type="string">
            <text:p text:style-name="P42">n°</text:p>
          </table:table-cell>
        </table:table-row>
        <table:table-row table:style-name="Tableau7.2">
          <table:table-cell table:style-name="Tableau7.A1" office:value-type="string">
            <text:p text:style-name="P32">a.</text:p>
          </table:table-cell>
          <table:table-cell table:style-name="Tableau7.B2" office:value-type="string">
            <text:p text:style-name="P65">cos <draw:frame draw:style-name="fr5" draw:name="Objet23" text:anchor-type="as-char" svg:y="-0.37cm" svg:width="0.741cm" svg:height="0.464cm" draw:z-index="65"><draw:object xlink:href="./Object 34" xlink:type="simple" xlink:show="embed" xlink:actuate="onLoad"/><draw:image xlink:href="./ObjectReplacements/Object 34" xlink:type="simple" xlink:show="embed" xlink:actuate="onLoad"/><svg:desc>formule</svg:desc></draw:frame><text:s/><text:span text:style-name="T15">=</text:span><draw:frame draw:style-name="fr4" draw:name="Objet39" text:anchor-type="as-char" svg:width="0.769cm" svg:height="0.873cm" draw:z-index="7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7.C2" office:value-type="string">
            <text:p text:style-name="P61"><text:span text:style-name="_5f_pointillés_20_gris"/></text:p>
          </table:table-cell>
          <table:table-cell table:style-name="Tableau7.D1" office:value-type="string">
            <text:p text:style-name="P62"/>
          </table:table-cell>
          <table:table-cell table:style-name="Tableau7.E1" office:value-type="string">
            <text:p text:style-name="P64">c.</text:p>
          </table:table-cell>
          <table:table-cell table:style-name="Tableau7.F2" office:value-type="string">
            <text:p text:style-name="P65">sin <draw:frame draw:style-name="fr5" draw:name="Objet25" text:anchor-type="as-char" svg:y="-0.37cm" svg:width="0.727cm" svg:height="0.462cm" draw:z-index="53"><draw:object xlink:href="./Object 37" xlink:type="simple" xlink:show="embed" xlink:actuate="onLoad"/><draw:image xlink:href="./ObjectReplacements/Object 37" xlink:type="simple" xlink:show="embed" xlink:actuate="onLoad"/><svg:desc>formule</svg:desc></draw:frame><text:s/><text:span text:style-name="T15">=</text:span><draw:frame draw:style-name="fr4" draw:name="Objet43" text:anchor-type="as-char" svg:width="0.773cm" svg:height="0.873cm" draw:z-index="8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7.G2" office:value-type="string">
            <text:p text:style-name="P61"/>
          </table:table-cell>
        </table:table-row>
        <table:table-row table:style-name="Tableau7.2">
          <table:table-cell table:style-name="Tableau7.A1" office:value-type="string">
            <text:p text:style-name="P32">b.</text:p>
          </table:table-cell>
          <table:table-cell table:style-name="Tableau7.B3" office:value-type="string">
            <text:p text:style-name="P65">tan <draw:frame draw:style-name="fr5" draw:name="Objet24" text:anchor-type="as-char" svg:y="-0.37cm" svg:width="0.741cm" svg:height="0.464cm" draw:z-index="40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15">=</text:span><text:span text:style-name="T15"><draw:frame draw:style-name="fr4" draw:name="Objet41" text:anchor-type="as-char" svg:width="0.773cm" svg:height="0.873cm" draw:z-index="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  </table:table-cell>
          <table:table-cell table:style-name="Tableau7.C3" office:value-type="string">
            <text:p text:style-name="P61"/>
          </table:table-cell>
          <table:table-cell table:style-name="Tableau7.D1" office:value-type="string">
            <text:p text:style-name="P62"/>
          </table:table-cell>
          <table:table-cell table:style-name="Tableau7.E1" office:value-type="string">
            <text:p text:style-name="P64">d.</text:p>
          </table:table-cell>
          <table:table-cell table:style-name="Tableau7.F3" office:value-type="string">
            <text:p text:style-name="P65">tan <draw:frame draw:style-name="fr5" draw:name="Objet26" text:anchor-type="as-char" svg:y="-0.37cm" svg:width="0.727cm" svg:height="0.462cm" draw:z-index="20"><draw:object xlink:href="./Object 39" xlink:type="simple" xlink:show="embed" xlink:actuate="onLoad"/><draw:image xlink:href="./ObjectReplacements/Object 39" xlink:type="simple" xlink:show="embed" xlink:actuate="onLoad"/><svg:desc>formule</svg:desc></draw:frame><text:s/><text:span text:style-name="T15">=</text:span><text:span text:style-name="T15"><draw:frame draw:style-name="fr4" draw:name="Objet45" text:anchor-type="as-char" svg:width="0.773cm" svg:height="0.873cm" draw:z-index="10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</table:table-cell>
          <table:table-cell table:style-name="Tableau7.G3" office:value-type="string">
            <text:p text:style-name="P61"/>
          </table:table-cell>
        </table:table-row>
      </table:table>
      <text:p text:style-name="P35"><text:span text:style-name="_5f_pointillés_20_gris"><text:span text:style-name="T2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6" svg:font-family="'Bitstream Vera San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11cm" draw:dots2="1" draw:dots2-length="0.011cm" draw:distance="0.011cm"/>
    <draw:stroke-dash draw:name="Dashed_20__28_var_29__20_6113" draw:display-name="Dashed (var) 6113" draw:style="rect" draw:dots1="1" draw:dots1-length="0.011cm" draw:dots2="1" draw:dots2-length="0.011cm" draw:distance="0.011cm"/>
    <draw:stroke-dash draw:name="Dashed_20__28_var_29__20_6114" draw:display-name="Dashed (var) 6114" draw:style="rect" draw:dots1="1" draw:dots1-length="0.011cm" draw:dots2="1" draw:dots2-length="0.011cm" draw:distance="0.011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6cm" draw:dots2="1" draw:dots2-length="0.006cm" draw:distance="0.006cm"/>
    <draw:stroke-dash draw:name="Dashed_20__28_var_29__20_6125" draw:display-name="Dashed (var) 6125" draw:style="rect" draw:dots1="1" draw:dots1-length="0.006cm" draw:dots2="1" draw:dots2-length="0.006cm" draw:distance="0.006cm"/>
    <draw:stroke-dash draw:name="Dashed_20__28_var_29__20_6126" draw:display-name="Dashed (var) 6126" draw:style="rect" draw:dots1="1" draw:dots1-length="0.006cm" draw:dots2="1" draw:dots2-length="0.006cm" draw:distance="0.006cm"/>
    <draw:stroke-dash draw:name="Dashed_20__28_var_29__20_6130" draw:display-name="Dashed (var) 6130" draw:style="rect" draw:dots1="1" draw:dots1-length="0.011cm" draw:dots2="1" draw:dots2-length="0.011cm" draw:distance="0.011cm"/>
    <draw:stroke-dash draw:name="Dashed_20__28_var_29__20_6131" draw:display-name="Dashed (var) 6131" draw:style="rect" draw:dots1="1" draw:dots1-length="0.011cm" draw:dots2="1" draw:dots2-length="0.011cm" draw:distance="0.011cm"/>
    <draw:stroke-dash draw:name="Dashed_20__28_var_29__20_6132" draw:display-name="Dashed (var) 6132" draw:style="rect" draw:dots1="1" draw:dots1-length="0.011cm" draw:dots2="1" draw:dots2-length="0.011cm" draw:distance="0.011cm"/>
    <draw:stroke-dash draw:name="Dashed_20__28_var_29__20_6133" draw:display-name="Dashed (var) 6133" draw:style="rect" draw:dots1="1" draw:dots1-length="0.006cm" draw:dots2="1" draw:dots2-length="0.006cm" draw:distance="0.006cm"/>
    <draw:stroke-dash draw:name="Dashed_20__28_var_29__20_6134" draw:display-name="Dashed (var) 6134" draw:style="rect" draw:dots1="1" draw:dots1-length="0.006cm" draw:dots2="1" draw:dots2-length="0.006cm" draw:distance="0.006cm"/>
    <draw:stroke-dash draw:name="Dashed_20__28_var_29__20_6135" draw:display-name="Dashed (var) 6135" draw:style="rect" draw:dots1="1" draw:dots1-length="0.006cm" draw:dots2="1" draw:dots2-length="0.006cm" draw:distance="0.006cm"/>
    <draw:stroke-dash draw:name="Dashed_20__28_var_29__20_6136" draw:display-name="Dashed (var) 6136" draw:style="rect" draw:dots1="1" draw:dots1-length="0.006cm" draw:dots2="1" draw:dots2-length="0.006cm" draw:distance="0.006cm"/>
    <draw:stroke-dash draw:name="Dashed_20__28_var_29__20_6137" draw:display-name="Dashed (var) 6137" draw:style="rect" draw:dots1="1" draw:dots1-length="0.011cm" draw:dots2="1" draw:dots2-length="0.011cm" draw:distance="0.011cm"/>
    <draw:stroke-dash draw:name="Dashed_20__28_var_29__20_6138" draw:display-name="Dashed (var) 6138" draw:style="rect" draw:dots1="1" draw:dots1-length="0.011cm" draw:dots2="1" draw:dots2-length="0.011cm" draw:distance="0.011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6cm" draw:dots2="1" draw:dots2-length="0.006cm" draw:distance="0.006cm"/>
    <draw:stroke-dash draw:name="Dashed_20__28_var_29__20_6145" draw:display-name="Dashed (var) 6145" draw:style="rect" draw:dots1="1" draw:dots1-length="0.006cm" draw:dots2="1" draw:dots2-length="0.006cm" draw:distance="0.006cm"/>
    <draw:stroke-dash draw:name="Dashed_20__28_var_29__20_6146" draw:display-name="Dashed (var) 6146" draw:style="rect" draw:dots1="1" draw:dots1-length="0.006cm" draw:dots2="1" draw:dots2-length="0.006cm" draw:distance="0.006cm"/>
    <draw:stroke-dash draw:name="Dashed_20__28_var_29__20_6147" draw:display-name="Dashed (var) 6147" draw:style="rect" draw:dots1="1" draw:dots1-length="0.006cm" draw:dots2="1" draw:dots2-length="0.006cm" draw:distance="0.006cm"/>
    <draw:stroke-dash draw:name="Dashed_20__28_var_29__20_6148" draw:display-name="Dashed (var) 6148" draw:style="rect" draw:dots1="1" draw:dots1-length="0.006cm" draw:dots2="1" draw:dots2-length="0.006cm" draw:distance="0.006cm"/>
    <draw:stroke-dash draw:name="Dashed_20__28_var_29__20_6149" draw:display-name="Dashed (var) 6149" draw:style="rect" draw:dots1="1" draw:dots1-length="0.006cm" draw:dots2="1" draw:dots2-length="0.006cm" draw:distance="0.006cm"/>
    <draw:stroke-dash draw:name="Dashed_20__28_var_29__20_6150" draw:display-name="Dashed (var) 6150" draw:style="rect" draw:dots1="1" draw:dots1-length="0.006cm" draw:dots2="1" draw:dots2-length="0.006cm" draw:distance="0.006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6cm" draw:dots2="1" draw:dots2-length="0.006cm" draw:distance="0.006cm"/>
    <draw:stroke-dash draw:name="Dashed_20__28_var_29__20_6163" draw:display-name="Dashed (var) 6163" draw:style="rect" draw:dots1="1" draw:dots1-length="0.006cm" draw:dots2="1" draw:dots2-length="0.006cm" draw:distance="0.006cm"/>
    <draw:stroke-dash draw:name="Dashed_20__28_var_29__20_6164" draw:display-name="Dashed (var) 6164" draw:style="rect" draw:dots1="1" draw:dots1-length="0.006cm" draw:dots2="1" draw:dots2-length="0.006cm" draw:distance="0.006cm"/>
    <draw:stroke-dash draw:name="Dashed_20__28_var_29__20_6165" draw:display-name="Dashed (var) 6165" draw:style="rect" draw:dots1="1" draw:dots1-length="0.006cm" draw:dots2="1" draw:dots2-length="0.006cm" draw:distance="0.006cm"/>
    <draw:stroke-dash draw:name="Dashed_20__28_var_29__20_6166" draw:display-name="Dashed (var) 6166" draw:style="rect" draw:dots1="1" draw:dots1-length="0.006cm" draw:dots2="1" draw:dots2-length="0.006cm" draw:distance="0.006cm"/>
    <draw:stroke-dash draw:name="Dashed_20__28_var_29__20_6167" draw:display-name="Dashed (var) 6167" draw:style="rect" draw:dots1="1" draw:dots1-length="0.006cm" draw:dots2="1" draw:dots2-length="0.006cm" draw:distance="0.006cm"/>
    <draw:stroke-dash draw:name="Dashed_20__28_var_29__20_6168" draw:display-name="Dashed (var) 6168" draw:style="rect" draw:dots1="1" draw:dots1-length="0.006cm" draw:dots2="1" draw:dots2-length="0.006cm" draw:distance="0.006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5" draw:display-name="Dashed (var) 6175" draw:style="rect" draw:dots1="1" draw:dots1-length="0.001cm" draw:dots2="1" draw:dots2-length="0.001cm" draw:distance="0.001cm"/>
    <draw:stroke-dash draw:name="Dashed_20__28_var_29__20_6176" draw:display-name="Dashed (var) 6176" draw:style="rect" draw:dots1="1" draw:dots1-length="0.001cm" draw:dots2="1" draw:dots2-length="0.001cm" draw:distance="0.001cm"/>
    <draw:stroke-dash draw:name="Dashed_20__28_var_29__20_6177" draw:display-name="Dashed (var) 6177" draw:style="rect" draw:dots1="1" draw:dots1-length="0.001cm" draw:dots2="1" draw:dots2-length="0.001cm" draw:distance="0.001cm"/>
    <draw:stroke-dash draw:name="Dashed_20__28_var_29__20_6178" draw:display-name="Dashed (var) 6178" draw:style="rect" draw:dots1="1" draw:dots1-length="0.001cm" draw:dots2="1" draw:dots2-length="0.001cm" draw:distance="0.001cm"/>
    <draw:stroke-dash draw:name="Dashed_20__28_var_29__20_6189" draw:display-name="Dashed (var) 6189" draw:style="rect" draw:dots1="1" draw:dots1-length="0.011cm" draw:dots2="1" draw:dots2-length="0.011cm" draw:distance="0.011cm"/>
    <draw:stroke-dash draw:name="Dashed_20__28_var_29__20_6190" draw:display-name="Dashed (var) 6190" draw:style="rect" draw:dots1="1" draw:dots1-length="0.011cm" draw:dots2="1" draw:dots2-length="0.011cm" draw:distance="0.011cm"/>
    <draw:stroke-dash draw:name="Dashed_20__28_var_29__20_6191" draw:display-name="Dashed (var) 6191" draw:style="rect" draw:dots1="1" draw:dots1-length="0.011cm" draw:dots2="1" draw:dots2-length="0.011cm" draw:distance="0.011cm"/>
    <draw:stroke-dash draw:name="Dashed_20__28_var_29__20_6192" draw:display-name="Dashed (var) 6192" draw:style="rect" draw:dots1="1" draw:dots1-length="0.002cm" draw:dots2="1" draw:dots2-length="0.002cm" draw:distance="0.002cm"/>
    <draw:stroke-dash draw:name="Dashed_20__28_var_29__20_6193" draw:display-name="Dashed (var) 6193" draw:style="rect" draw:dots1="1" draw:dots1-length="0.002cm" draw:dots2="1" draw:dots2-length="0.002cm" draw:distance="0.002cm"/>
    <draw:stroke-dash draw:name="Dashed_20__28_var_29__20_6194" draw:display-name="Dashed (var) 6194" draw:style="rect" draw:dots1="1" draw:dots1-length="0.002cm" draw:dots2="1" draw:dots2-length="0.002cm" draw:distance="0.002cm"/>
    <draw:stroke-dash draw:name="Dashed_20__28_var_29__20_6195" draw:display-name="Dashed (var) 6195" draw:style="rect" draw:dots1="1" draw:dots1-length="0.002cm" draw:dots2="1" draw:dots2-length="0.002cm" draw:distance="0.002cm"/>
    <draw:stroke-dash draw:name="Dashed_20__28_var_29__20_6196" draw:display-name="Dashed (var) 6196" draw:style="rect" draw:dots1="1" draw:dots1-length="0.011cm" draw:dots2="1" draw:dots2-length="0.011cm" draw:distance="0.011cm"/>
    <draw:stroke-dash draw:name="Dashed_20__28_var_29__20_6197" draw:display-name="Dashed (var) 6197" draw:style="rect" draw:dots1="1" draw:dots1-length="0.011cm" draw:dots2="1" draw:dots2-length="0.011cm" draw:distance="0.011cm"/>
    <draw:stroke-dash draw:name="Dashed_20__28_var_29__20_6198" draw:display-name="Dashed (var) 6198" draw:style="rect" draw:dots1="1" draw:dots1-length="0.011cm" draw:dots2="1" draw:dots2-length="0.011cm" draw:distance="0.011cm"/>
    <draw:stroke-dash draw:name="Dashed_20__28_var_29__20_6199" draw:display-name="Dashed (var) 6199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2cm" draw:dots2="1" draw:dots2-length="0.002cm" draw:distance="0.002cm"/>
    <draw:stroke-dash draw:name="Dashed_20__28_var_29__20_6201" draw:display-name="Dashed (var) 6201" draw:style="rect" draw:dots1="1" draw:dots1-length="0.002cm" draw:dots2="1" draw:dots2-length="0.002cm" draw:distance="0.002cm"/>
    <draw:stroke-dash draw:name="Dashed_20__28_var_29__20_6202" draw:display-name="Dashed (var) 6202" draw:style="rect" draw:dots1="1" draw:dots1-length="0.002cm" draw:dots2="1" draw:dots2-length="0.002cm" draw:distance="0.002cm"/>
    <draw:stroke-dash draw:name="Dashed_20__28_var_29__20_6203" draw:display-name="Dashed (var) 6203" draw:style="rect" draw:dots1="1" draw:dots1-length="0.011cm" draw:dots2="1" draw:dots2-length="0.011cm" draw:distance="0.011cm"/>
    <draw:stroke-dash draw:name="Dashed_20__28_var_29__20_6204" draw:display-name="Dashed (var) 6204" draw:style="rect" draw:dots1="1" draw:dots1-length="0.011cm" draw:dots2="1" draw:dots2-length="0.011cm" draw:distance="0.011cm"/>
    <draw:stroke-dash draw:name="Dashed_20__28_var_29__20_6205" draw:display-name="Dashed (var) 6205" draw:style="rect" draw:dots1="1" draw:dots1-length="0.011cm" draw:dots2="1" draw:dots2-length="0.011cm" draw:distance="0.011cm"/>
    <draw:stroke-dash draw:name="Dashed_20__28_var_29__20_6206" draw:display-name="Dashed (var) 6206" draw:style="rect" draw:dots1="1" draw:dots1-length="0.002cm" draw:dots2="1" draw:dots2-length="0.002cm" draw:distance="0.002cm"/>
    <draw:stroke-dash draw:name="Dashed_20__28_var_29__20_6207" draw:display-name="Dashed (var) 6207" draw:style="rect" draw:dots1="1" draw:dots1-length="0.002cm" draw:dots2="1" draw:dots2-length="0.002cm" draw:distance="0.002cm"/>
    <draw:stroke-dash draw:name="Dashed_20__28_var_29__20_6208" draw:display-name="Dashed (var) 6208" draw:style="rect" draw:dots1="1" draw:dots1-length="0.002cm" draw:dots2="1" draw:dots2-length="0.002cm" draw:distance="0.002cm"/>
    <draw:stroke-dash draw:name="Dashed_20__28_var_29__20_6209" draw:display-name="Dashed (var) 6209" draw:style="rect" draw:dots1="1" draw:dots1-length="0.002cm" draw:dots2="1" draw:dots2-length="0.002cm" draw:distance="0.002cm"/>
    <draw:stroke-dash draw:name="Dashed_20__28_var_29__20_6280" draw:display-name="Dashed (var) 6280" draw:style="rect" draw:dots1="1" draw:dots1-length="0.011cm" draw:dots2="1" draw:dots2-length="0.011cm" draw:distance="0.011cm"/>
    <draw:stroke-dash draw:name="Dashed_20__28_var_29__20_6281" draw:display-name="Dashed (var) 6281" draw:style="rect" draw:dots1="1" draw:dots1-length="0.011cm" draw:dots2="1" draw:dots2-length="0.011cm" draw:distance="0.011cm"/>
    <draw:stroke-dash draw:name="Dashed_20__28_var_29__20_6282" draw:display-name="Dashed (var) 6282" draw:style="rect" draw:dots1="1" draw:dots1-length="0.011cm" draw:dots2="1" draw:dots2-length="0.011cm" draw:distance="0.011cm"/>
    <draw:stroke-dash draw:name="Dashed_20__28_var_29__20_6283" draw:display-name="Dashed (var) 6283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11cm" draw:dots2="1" draw:dots2-length="0.011cm" draw:distance="0.011cm"/>
    <draw:stroke-dash draw:name="Dashed_20__28_var_29__20_6285" draw:display-name="Dashed (var) 6285" draw:style="rect" draw:dots1="1" draw:dots1-length="0.011cm" draw:dots2="1" draw:dots2-length="0.011cm" draw:distance="0.011cm"/>
    <draw:stroke-dash draw:name="Dashed_20__28_var_29__20_6286" draw:display-name="Dashed (var) 6286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11cm" draw:dots2="1" draw:dots2-length="0.011cm" draw:distance="0.011cm"/>
    <draw:stroke-dash draw:name="Dashed_20__28_var_29__20_6288" draw:display-name="Dashed (var) 6288" draw:style="rect" draw:dots1="1" draw:dots1-length="0.011cm" draw:dots2="1" draw:dots2-length="0.011cm" draw:distance="0.011cm"/>
    <draw:stroke-dash draw:name="Dashed_20__28_var_29__20_6289" draw:display-name="Dashed (var) 6289" draw:style="rect" draw:dots1="1" draw:dots1-length="0.011cm" draw:dots2="1" draw:dots2-length="0.011cm" draw:distance="0.011cm"/>
    <draw:stroke-dash draw:name="Dashed_20__28_var_29__20_6290" draw:display-name="Dashed (var) 6290" draw:style="rect" draw:dots1="1" draw:dots1-length="0.011cm" draw:dots2="1" draw:dots2-length="0.011cm" draw:distance="0.011cm"/>
    <draw:stroke-dash draw:name="Dashed_20__28_var_29__20_6291" draw:display-name="Dashed (var) 6291" draw:style="rect" draw:dots1="1" draw:dots1-length="0.011cm" draw:dots2="1" draw:dots2-length="0.011cm" draw:distance="0.011cm"/>
    <draw:stroke-dash draw:name="Dashed_20__28_var_29__20_6292" draw:display-name="Dashed (var) 6292" draw:style="rect" draw:dots1="1" draw:dots1-length="0.011cm" draw:dots2="1" draw:dots2-length="0.011cm" draw:distance="0.011cm"/>
    <draw:stroke-dash draw:name="Dashed_20__28_var_29__20_6293" draw:display-name="Dashed (var) 6293" draw:style="rect" draw:dots1="1" draw:dots1-length="0.011cm" draw:dots2="1" draw:dots2-length="0.011cm" draw:distance="0.011cm"/>
    <draw:stroke-dash draw:name="Dashed_20__28_var_29__20_6294" draw:display-name="Dashed (var) 6294" draw:style="rect" draw:dots1="1" draw:dots1-length="0.011cm" draw:dots2="1" draw:dots2-length="0.011cm" draw:distance="0.011cm"/>
    <draw:stroke-dash draw:name="Dashed_20__28_var_29__20_6295" draw:display-name="Dashed (var) 6295" draw:style="rect" draw:dots1="1" draw:dots1-length="0.011cm" draw:dots2="1" draw:dots2-length="0.011cm" draw:distance="0.011cm"/>
    <draw:stroke-dash draw:name="Dashed_20__28_var_29__20_6296" draw:display-name="Dashed (var) 6296" draw:style="rect" draw:dots1="1" draw:dots1-length="0.006cm" draw:dots2="1" draw:dots2-length="0.006cm" draw:distance="0.006cm"/>
    <draw:stroke-dash draw:name="Dashed_20__28_var_29__20_6297" draw:display-name="Dashed (var) 6297" draw:style="rect" draw:dots1="1" draw:dots1-length="0.006cm" draw:dots2="1" draw:dots2-length="0.006cm" draw:distance="0.006cm"/>
    <draw:stroke-dash draw:name="Dashed_20__28_var_29__20_6298" draw:display-name="Dashed (var) 6298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2" draw:display-name="Dashed (var) 6302" draw:style="rect" draw:dots1="1" draw:dots1-length="0.011cm" draw:dots2="1" draw:dots2-length="0.011cm" draw:distance="0.011cm"/>
    <draw:stroke-dash draw:name="Dashed_20__28_var_29__20_6303" draw:display-name="Dashed (var) 6303" draw:style="rect" draw:dots1="1" draw:dots1-length="0.011cm" draw:dots2="1" draw:dots2-length="0.011cm" draw:distance="0.011cm"/>
    <draw:stroke-dash draw:name="Dashed_20__28_var_29__20_6304" draw:display-name="Dashed (var) 6304" draw:style="rect" draw:dots1="1" draw:dots1-length="0.011cm" draw:dots2="1" draw:dots2-length="0.011cm" draw:distance="0.011cm"/>
    <draw:stroke-dash draw:name="Dashed_20__28_var_29__20_6305" draw:display-name="Dashed (var) 6305" draw:style="rect" draw:dots1="1" draw:dots1-length="0.011cm" draw:dots2="1" draw:dots2-length="0.011cm" draw:distance="0.011cm"/>
    <draw:stroke-dash draw:name="Dashed_20__28_var_29__20_6306" draw:display-name="Dashed (var) 6306" draw:style="rect" draw:dots1="1" draw:dots1-length="0.011cm" draw:dots2="1" draw:dots2-length="0.011cm" draw:distance="0.011cm"/>
    <draw:stroke-dash draw:name="Dashed_20__28_var_29__20_6307" draw:display-name="Dashed (var) 6307" draw:style="rect" draw:dots1="1" draw:dots1-length="0.011cm" draw:dots2="1" draw:dots2-length="0.011cm" draw:distance="0.011cm"/>
    <draw:stroke-dash draw:name="Dashed_20__28_var_29__20_6308" draw:display-name="Dashed (var) 6308" draw:style="rect" draw:dots1="1" draw:dots1-length="0.011cm" draw:dots2="1" draw:dots2-length="0.011cm" draw:distance="0.011cm"/>
    <draw:stroke-dash draw:name="Dashed_20__28_var_29__20_6309" draw:display-name="Dashed (var) 6309" draw:style="rect" draw:dots1="1" draw:dots1-length="0.011cm" draw:dots2="1" draw:dots2-length="0.011cm" draw:distance="0.011cm"/>
    <draw:stroke-dash draw:name="Dashed_20__28_var_29__20_6310" draw:display-name="Dashed (var) 6310" draw:style="rect" draw:dots1="1" draw:dots1-length="0.011cm" draw:dots2="1" draw:dots2-length="0.011cm" draw:distance="0.011cm"/>
    <draw:stroke-dash draw:name="Dashed_20__28_var_29__20_6311" draw:display-name="Dashed (var) 6311" draw:style="rect" draw:dots1="1" draw:dots1-length="0.011cm" draw:dots2="1" draw:dots2-length="0.011cm" draw:distance="0.011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6cm" draw:dots2="1" draw:dots2-length="0.006cm" draw:distance="0.006cm"/>
    <draw:stroke-dash draw:name="Dashed_20__28_var_29__20_6318" draw:display-name="Dashed (var) 6318" draw:style="rect" draw:dots1="1" draw:dots1-length="0.006cm" draw:dots2="1" draw:dots2-length="0.006cm" draw:distance="0.006cm"/>
    <draw:stroke-dash draw:name="Dashed_20__28_var_29__20_6319" draw:display-name="Dashed (var) 6319" draw:style="rect" draw:dots1="1" draw:dots1-length="0.006cm" draw:dots2="1" draw:dots2-length="0.006cm" draw:distance="0.006cm"/>
    <draw:stroke-dash draw:name="Dashed_20__28_var_29__20_6320" draw:display-name="Dashed (var) 6320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02cm" draw:dots2="1" draw:dots2-length="0.002cm" draw:distance="0.002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3cm" draw:dots2="1" draw:dots2-length="0.003cm" draw:distance="0.003cm"/>
    <draw:stroke-dash draw:name="Dashed_20__28_var_29__20_6545" draw:display-name="Dashed (var) 6545" draw:style="rect" draw:dots1="1" draw:dots1-length="0.003cm" draw:dots2="1" draw:dots2-length="0.003cm" draw:distance="0.003cm"/>
    <draw:stroke-dash draw:name="Dashed_20__28_var_29__20_6546" draw:display-name="Dashed (var) 6546" draw:style="rect" draw:dots1="1" draw:dots1-length="0.003cm" draw:dots2="1" draw:dots2-length="0.003cm" draw:distance="0.003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3398f4" officeooo:paragraph-rsid="003398f4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64746"/>
    </style:style>
    <style:style style:name="MT7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3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11" draw:style-name="Mgr2" draw:text-style-name="MP30" svg:width="2.703cm" svg:height="0.715cm" draw:transform="rotate (0.0872664625997165) translate (-0.172861111111111cm 0.218722222222222cm)"><draw:text-box><text:p text:style-name="MP29"><text:span text:style-name="MT5">Série 1</text:span></text:p></draw:text-box></draw:frame><draw:line text:anchor-type="paragraph" draw:z-index="13" draw:style-name="Mgr3" draw:text-style-name="MP29" svg:x1="14.762cm" svg:y1="0.36cm" svg:x2="20.496cm" svg:y2="0.36cm"><text:p/></draw:line>Écrire une relation trigonométrique</text:p>
      </style:header>
      <style:footer>
        <text:p text:style-name="MP31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15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95</text:page-number></text:p></draw:text-box></draw:frame><text:p text:style-name="MP34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6T09:59:29.376000000</dc:date>
    <meta:editing-duration>PT9H47M47S</meta:editing-duration>
    <meta:editing-cycles>86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6" meta:image-count="0" meta:object-count="42" meta:page-count="3" meta:paragraph-count="138" meta:word-count="536" meta:character-count="3219" meta:non-whitespace-character-count="2356"/>
  </office:meta>
</office:document-meta>
</file>

<file path=Object 1/content.xml><?xml version="1.0" encoding="utf-8"?>
<math xmlns="http://www.w3.org/1998/Math/MathML" display="block">
  <semantics>
    <mstyle mathsize="10pt">
      <mrow>
        <mo fence="true" stretchy="false">(</mo>
        <mrow>
          <mover accent="true">
            <mi>RCO</mi>
            <mo stretchy="true">^</mo>
          </mover>
        </mrow>
        <mo fence="true" stretchy="false">)</mo>
      </mrow>
    </mstyle>
    <annotation encoding="StarMath 5.0"> size 10 ({widehat RCO })




</annotation>
  </semantics>
</math>
</file>

<file path=Object 10/content.xml><?xml version="1.0" encoding="utf-8"?>
<math xmlns="http://www.w3.org/1998/Math/MathML" display="block">
  <semantics>
    <mstyle mathsize="10pt">
      <mover accent="true">
        <mi>HES</mi>
        <mo stretchy="true">^</mo>
      </mover>
    </mstyle>
    <annotation encoding="StarMath 5.0">size 10{ widehat {HES}}</annotation>
  </semantics>
</math>
</file>

<file path=Object 11/content.xml><?xml version="1.0" encoding="utf-8"?>
<math xmlns="http://www.w3.org/1998/Math/MathML" display="block">
  <semantics>
    <mstyle mathsize="10pt">
      <mfrac>
        <mstyle color="blue">
          <mi>CR</mi>
        </mstyle>
        <mstyle color="green">
          <mi>CO</mi>
        </mstyle>
      </mfrac>
    </mstyle>
    <annotation encoding="StarMath 5.0">size 10{color blue{CR}  over color green CO}


</annotation>
  </semantics>
</math>
</file>

<file path=Object 12/content.xml><?xml version="1.0" encoding="utf-8"?>
<math xmlns="http://www.w3.org/1998/Math/MathML" display="block">
  <semantics>
    <mstyle mathsize="10pt">
      <mrow>
        <mo fence="true" stretchy="false">(</mo>
        <mrow>
          <mover accent="true">
            <mi>RCO</mi>
            <mo stretchy="true">^</mo>
          </mover>
        </mrow>
        <mo fence="true" stretchy="false">)</mo>
      </mrow>
    </mstyle>
    <annotation encoding="StarMath 5.0"> size 10 ({widehat RCO })




</annotation>
  </semantics>
</math>
</file>

<file path=Object 13/content.xml><?xml version="1.0" encoding="utf-8"?>
<math xmlns="http://www.w3.org/1998/Math/MathML" display="block">
  <semantics>
    <mstyle mathsize="10pt">
      <mstyle mathvariant="normal">
        <mfrac>
          <mstyle color="red">
            <mrow>
              <mi>côté</mi>
              <mspace width="0.5em"/>
              <mi>opposé</mi>
              <mspace width="0.5em"/>
              <mi mathvariant="normal">à</mi>
              <mspace width="0.5em"/>
              <mover accent="true">
                <mi>RCO</mi>
                <mo stretchy="true">^</mo>
              </mover>
            </mrow>
          </mstyle>
          <mstyle color="green">
            <mi>hypoténuse</mi>
          </mstyle>
        </mfrac>
      </mstyle>
    </mstyle>
    <annotation encoding="StarMath 5.0">size 10{nitalic {color red{côté `opposé`à `widehat RCO} over color green {hypoténuse}}}</annotation>
  </semantics>
</math>
</file>

<file path=Object 14/content.xml><?xml version="1.0" encoding="utf-8"?>
<math xmlns="http://www.w3.org/1998/Math/MathML" display="block">
  <semantics>
    <mover accent="true">
      <mstyle mathvariant="normal">
        <mi>THS</mi>
      </mstyle>
      <mo stretchy="true">^</mo>
    </mover>
    <annotation encoding="StarMath 5.0">widehat nitalic {THS }</annotation>
  </semantics>
</math>
</file>

<file path=Object 15/content.xml><?xml version="1.0" encoding="utf-8"?>
<math xmlns="http://www.w3.org/1998/Math/MathML" display="block">
  <semantics>
    <mstyle mathsize="10pt">
      <mfrac>
        <mstyle color="red">
          <mi>RO</mi>
        </mstyle>
        <mstyle color="green">
          <mi>CO</mi>
        </mstyle>
      </mfrac>
    </mstyle>
    <annotation encoding="StarMath 5.0">size 10{color red{RO}  over {color green CO} }


</annotation>
  </semantics>
</math>
</file>

<file path=Object 16/content.xml><?xml version="1.0" encoding="utf-8"?>
<math xmlns="http://www.w3.org/1998/Math/MathML" display="block">
  <semantics>
    <mstyle mathsize="9pt">
      <mstyle color="red">
        <mover accent="true">
          <mi>RCO</mi>
          <mo stretchy="true">^</mo>
        </mover>
      </mstyle>
    </mstyle>
    <annotation encoding="StarMath 5.0">size 9 color red {widehat RCO }




</annotation>
  </semantics>
</math>
</file>

<file path=Object 17/content.xml><?xml version="1.0" encoding="utf-8"?>
<math xmlns="http://www.w3.org/1998/Math/MathML" display="block">
  <semantics>
    <mstyle mathsize="9pt">
      <mstyle color="blue">
        <mover accent="true">
          <mi>RCO</mi>
          <mo stretchy="true">^</mo>
        </mover>
      </mstyle>
    </mstyle>
    <annotation encoding="StarMath 5.0">size 9 color blue {widehat RCO }




</annotation>
  </semantics>
</math>
</file>

<file path=Object 18/content.xml><?xml version="1.0" encoding="utf-8"?>
<math xmlns="http://www.w3.org/1998/Math/MathML" display="block">
  <semantics>
    <mstyle mathsize="10pt">
      <mover accent="true">
        <mi>ACD</mi>
        <mo stretchy="true">^</mo>
      </mover>
    </mstyle>
    <annotation encoding="StarMath 5.0">size 10 widehat ACD




</annotation>
  </semantics>
</math>
</file>

<file path=Object 19/content.xml><?xml version="1.0" encoding="utf-8"?>
<math xmlns="http://www.w3.org/1998/Math/MathML" display="block">
  <semantics>
    <mstyle mathvariant="bold">
      <mover accent="true">
        <mi>ABC</mi>
        <mo stretchy="true">^</mo>
      </mover>
    </mstyle>
    <annotation encoding="StarMath 5.0">bold widehat ABC




</annotation>
  </semantics>
</math>
</file>

<file path=Object 2/content.xml><?xml version="1.0" encoding="utf-8"?>
<math xmlns="http://www.w3.org/1998/Math/MathML" display="block">
  <semantics>
    <mstyle mathsize="10pt">
      <mstyle mathvariant="normal">
        <mfrac>
          <mstyle color="red">
            <mrow>
              <mi>côté</mi>
              <mspace width="0.5em"/>
              <mi>opposé</mi>
              <mspace width="0.5em"/>
              <mi mathvariant="normal">à</mi>
              <mspace width="0.5em"/>
              <mover accent="true">
                <mi>RCO</mi>
                <mo stretchy="true">^</mo>
              </mover>
            </mrow>
          </mstyle>
          <mstyle color="blue">
            <mrow>
              <mi>côté</mi>
              <mspace width="0.5em"/>
              <mi>adjacent</mi>
              <mspace width="0.5em"/>
              <mi mathvariant="normal">à</mi>
              <mspace width="0.5em"/>
              <mover accent="true">
                <mi>RCO</mi>
                <mo stretchy="true">^</mo>
              </mover>
            </mrow>
          </mstyle>
        </mfrac>
      </mstyle>
    </mstyle>
    <annotation encoding="StarMath 5.0">size 10{nitalic {color red{côté `opposé `à `widehat RCO} over color blue{côté `adjacent `à `widehat RCO}}}</annotation>
  </semantics>
</math>
</file>

<file path=Object 20/content.xml><?xml version="1.0" encoding="utf-8"?>
<math xmlns="http://www.w3.org/1998/Math/MathML" display="block">
  <semantics>
    <mstyle mathvariant="bold">
      <mover accent="true">
        <mi>ACB</mi>
        <mo stretchy="true">^</mo>
      </mover>
    </mstyle>
    <annotation encoding="StarMath 5.0">bold widehat ACB




</annotation>
  </semantics>
</math>
</file>

<file path=Object 21/content.xml><?xml version="1.0" encoding="utf-8"?>
<math xmlns="http://www.w3.org/1998/Math/MathML" display="block">
  <semantics>
    <mstyle mathvariant="bold">
      <mover accent="true">
        <mi>EDF</mi>
        <mo stretchy="true">^</mo>
      </mover>
    </mstyle>
    <annotation encoding="StarMath 5.0">bold widehat EDF




</annotation>
  </semantics>
</math>
</file>

<file path=Object 22/content.xml><?xml version="1.0" encoding="utf-8"?>
<math xmlns="http://www.w3.org/1998/Math/MathML" display="block">
  <semantics>
    <mstyle mathvariant="bold">
      <mover accent="true">
        <mi>HIG</mi>
        <mo stretchy="true">^</mo>
      </mover>
    </mstyle>
    <annotation encoding="StarMath 5.0">bold widehat HIG




</annotation>
  </semantics>
</math>
</file>

<file path=Object 23/content.xml><?xml version="1.0" encoding="utf-8"?>
<math xmlns="http://www.w3.org/1998/Math/MathML" display="block">
  <semantics>
    <mover accent="true">
      <mi>FAD</mi>
      <mo stretchy="true">^</mo>
    </mover>
    <annotation encoding="StarMath 5.0"> widehat {FAD}</annotation>
  </semantics>
</math>
</file>

<file path=Object 24/content.xml><?xml version="1.0" encoding="utf-8"?>
<math xmlns="http://www.w3.org/1998/Math/MathML" display="block">
  <semantics>
    <mover accent="true">
      <mi>FAD</mi>
      <mo stretchy="true">^</mo>
    </mover>
    <annotation encoding="StarMath 5.0"> widehat {FAD}</annotation>
  </semantics>
</math>
</file>

<file path=Object 25/content.xml><?xml version="1.0" encoding="utf-8"?>
<math xmlns="http://www.w3.org/1998/Math/MathML" display="block">
  <semantics>
    <mover accent="true">
      <mi>FAD</mi>
      <mo stretchy="true">^</mo>
    </mover>
    <annotation encoding="StarMath 5.0"> widehat {FAD}</annotation>
  </semantics>
</math>
</file>

<file path=Object 26/content.xml><?xml version="1.0" encoding="utf-8"?>
<math xmlns="http://www.w3.org/1998/Math/MathML" display="block">
  <semantics>
    <mover accent="true">
      <mi>ABC</mi>
      <mo stretchy="true">^</mo>
    </mover>
    <annotation encoding="StarMath 5.0"> widehat {ABC}</annotation>
  </semantics>
</math>
</file>

<file path=Object 27/content.xml><?xml version="1.0" encoding="utf-8"?>
<math xmlns="http://www.w3.org/1998/Math/MathML" display="block">
  <semantics>
    <mover accent="true">
      <mi>MNO</mi>
      <mo stretchy="true">^</mo>
    </mover>
    <annotation encoding="StarMath 5.0"> widehat {MNO}</annotation>
  </semantics>
</math>
</file>

<file path=Object 28/content.xml><?xml version="1.0" encoding="utf-8"?>
<math xmlns="http://www.w3.org/1998/Math/MathML" display="block">
  <semantics>
    <mover accent="true">
      <mi>KHJ</mi>
      <mo stretchy="true">^</mo>
    </mover>
    <annotation encoding="StarMath 5.0"> widehat {KHJ}</annotation>
  </semantics>
</math>
</file>

<file path=Object 29/content.xml><?xml version="1.0" encoding="utf-8"?>
<math xmlns="http://www.w3.org/1998/Math/MathML" display="block">
  <semantics>
    <mover accent="true">
      <mi>KHJ</mi>
      <mo stretchy="true">^</mo>
    </mover>
    <annotation encoding="StarMath 5.0"> widehat {KHJ}</annotation>
  </semantics>
</math>
</file>

<file path=Object 3/content.xml><?xml version="1.0" encoding="utf-8"?>
<math xmlns="http://www.w3.org/1998/Math/MathML" display="block">
  <semantics>
    <mover accent="true">
      <mi>MON</mi>
      <mo stretchy="true">^</mo>
    </mover>
    <annotation encoding="StarMath 5.0">widehat {MON}</annotation>
  </semantics>
</math>
</file>

<file path=Object 30/content.xml><?xml version="1.0" encoding="utf-8"?>
<math xmlns="http://www.w3.org/1998/Math/MathML" display="block">
  <semantics>
    <mstyle mathsize="10pt">
      <mover accent="true">
        <mi>DAC</mi>
        <mo stretchy="true">^</mo>
      </mover>
    </mstyle>
    <annotation encoding="StarMath 5.0">size 10 widehat DAC




</annotation>
  </semantics>
</math>
</file>

<file path=Object 31/content.xml><?xml version="1.0" encoding="utf-8"?>
<math xmlns="http://www.w3.org/1998/Math/MathML" display="block">
  <semantics>
    <mstyle mathsize="10pt">
      <mover accent="true">
        <mi>BCD</mi>
        <mo stretchy="true">^</mo>
      </mover>
    </mstyle>
    <annotation encoding="StarMath 5.0">size 10 widehat BCD




</annotation>
  </semantics>
</math>
</file>

<file path=Object 32/content.xml><?xml version="1.0" encoding="utf-8"?>
<math xmlns="http://www.w3.org/1998/Math/MathML" display="block">
  <semantics>
    <mstyle mathsize="10pt">
      <mover accent="true">
        <mi>DBC</mi>
        <mo stretchy="true">^</mo>
      </mover>
    </mstyle>
    <annotation encoding="StarMath 5.0">size 10 widehat DBC




</annotation>
  </semantics>
</math>
</file>

<file path=Object 33/content.xml><?xml version="1.0" encoding="utf-8"?>
<math xmlns="http://www.w3.org/1998/Math/MathML" display="block">
  <semantics>
    <mstyle mathsize="10pt">
      <mover accent="true">
        <mi>ABC</mi>
        <mo stretchy="true">^</mo>
      </mover>
    </mstyle>
    <annotation encoding="StarMath 5.0">size 10 widehat ABC




</annotation>
  </semantics>
</math>
</file>

<file path=Object 34/content.xml><?xml version="1.0" encoding="utf-8"?>
<math xmlns="http://www.w3.org/1998/Math/MathML" display="block">
  <semantics>
    <mstyle mathsize="10pt">
      <mover accent="true">
        <mi>ABC</mi>
        <mo stretchy="true">^</mo>
      </mover>
    </mstyle>
    <annotation encoding="StarMath 5.0">size 10 widehat ABC




</annotation>
  </semantics>
</math>
</file>

<file path=Object 35/content.xml><?xml version="1.0" encoding="utf-8"?>
<math xmlns="http://www.w3.org/1998/Math/MathML" display="block">
  <semantics>
    <mstyle mathsize="10pt">
      <mover accent="true">
        <mi>ABC</mi>
        <mo stretchy="true">^</mo>
      </mover>
    </mstyle>
    <annotation encoding="StarMath 5.0">size 10 widehat ABC




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AB</math:mi>
              <math:mi>BC</math:mi>
            </math:mfrac>
          </math:mrow>
        </math:mstyle>
      </math:mrow>
    </math:mstyle>
    <math:annotation math:encoding="StarMath 5.0">size 10 nitalic{AB over BC }</math:annotation>
  </math:semantics>
</math:math>
</file>

<file path=Object 37/content.xml><?xml version="1.0" encoding="utf-8"?>
<math xmlns="http://www.w3.org/1998/Math/MathML" display="block">
  <semantics>
    <mstyle mathsize="10pt">
      <mover accent="true">
        <mi>BAC</mi>
        <mo stretchy="true">^</mo>
      </mover>
    </mstyle>
    <annotation encoding="StarMath 5.0">size 10 widehat BAC




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BC</math:mi>
              <math:mi>AC</math:mi>
            </math:mfrac>
          </math:mrow>
        </math:mstyle>
      </math:mrow>
    </math:mstyle>
    <math:annotation math:encoding="StarMath 5.0">size 10 nitalic{BC over AC }</math:annotation>
  </math:semantics>
</math:math>
</file>

<file path=Object 39/content.xml><?xml version="1.0" encoding="utf-8"?>
<math xmlns="http://www.w3.org/1998/Math/MathML" display="block">
  <semantics>
    <mstyle mathsize="10pt">
      <mover accent="true">
        <mi>BAC</mi>
        <mo stretchy="true">^</mo>
      </mover>
    </mstyle>
    <annotation encoding="StarMath 5.0">size 10 widehat BAC




</annotation>
  </semantics>
</math>
</file>

<file path=Object 4/content.xml><?xml version="1.0" encoding="utf-8"?>
<math xmlns="http://www.w3.org/1998/Math/MathML" display="block">
  <semantics>
    <mstyle mathsize="10pt">
      <mover accent="true">
        <mi>SRT</mi>
        <mo stretchy="true">^</mo>
      </mover>
    </mstyle>
    <annotation encoding="StarMath 5.0">size 10{ widehat {SRT}}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AC</math:mi>
              <math:mi>BC</math:mi>
            </math:mfrac>
          </math:mrow>
        </math:mstyle>
      </math:mrow>
    </math:mstyle>
    <math:annotation math:encoding="StarMath 5.0">size 10 nitalic{AC over BC }</math:annotation>
  </math:semantics>
</math:math>
</file>

<file path=Object 41/content.xml><?xml version="1.0" encoding="utf-8"?>
<math xmlns="http://www.w3.org/1998/Math/MathML" display="block">
  <semantics>
    <mstyle mathsize="10pt">
      <mover accent="true">
        <mi>BAC</mi>
        <mo stretchy="true">^</mo>
      </mover>
    </mstyle>
    <annotation encoding="StarMath 5.0">size 10 widehat BAC




</annotation>
  </semantics>
</math>
</file>

<file path=Object 4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BC</math:mi>
              <math:mi>AC</math:mi>
            </math:mfrac>
          </math:mrow>
        </math:mstyle>
      </math:mrow>
    </math:mstyle>
    <math:annotation math:encoding="StarMath 5.0">size 10 nitalic{BC over AC }</math:annotation>
  </math:semantics>
</math:math>
</file>

<file path=Object 5/content.xml><?xml version="1.0" encoding="utf-8"?>
<math xmlns="http://www.w3.org/1998/Math/MathML" display="block">
  <semantics>
    <mstyle mathsize="10pt">
      <mfrac>
        <mstyle color="red">
          <mi>RO</mi>
        </mstyle>
        <mstyle color="blue">
          <mi>RC</mi>
        </mstyle>
      </mfrac>
    </mstyle>
    <annotation encoding="StarMath 5.0">size 10{color red{RO} over color blue{RC}} 


</annotation>
  </semantics>
</math>
</file>

<file path=Object 6/content.xml><?xml version="1.0" encoding="utf-8"?>
<math xmlns="http://www.w3.org/1998/Math/MathML" display="block">
  <semantics>
    <mover accent="true">
      <mi>WXY</mi>
      <mo stretchy="true">^</mo>
    </mover>
    <annotation encoding="StarMath 5.0">widehat {WXY}</annotation>
  </semantics>
</math>
</file>

<file path=Object 7/content.xml><?xml version="1.0" encoding="utf-8"?>
<math xmlns="http://www.w3.org/1998/Math/MathML" display="block">
  <semantics>
    <mover accent="true">
      <mi>RCO</mi>
      <mo stretchy="true">^</mo>
    </mover>
    <annotation encoding="StarMath 5.0">widehat RCO




</annotation>
  </semantics>
</math>
</file>

<file path=Object 8/content.xml><?xml version="1.0" encoding="utf-8"?>
<math xmlns="http://www.w3.org/1998/Math/MathML" display="block">
  <semantics>
    <mstyle mathsize="10pt">
      <mrow>
        <mo fence="true" stretchy="false">(</mo>
        <mrow>
          <mover accent="true">
            <mi>RCO</mi>
            <mo stretchy="true">^</mo>
          </mover>
        </mrow>
        <mo fence="true" stretchy="false">)</mo>
      </mrow>
    </mstyle>
    <annotation encoding="StarMath 5.0"> size 10 ({widehat RCO })




</annotation>
  </semantics>
</math>
</file>

<file path=Object 9/content.xml><?xml version="1.0" encoding="utf-8"?>
<math xmlns="http://www.w3.org/1998/Math/MathML" display="block">
  <semantics>
    <mstyle mathsize="10pt">
      <mfrac>
        <mstyle color="blue">
          <mrow>
            <mi>côté</mi>
            <mspace width="0.5em"/>
            <mi>adjacent</mi>
            <mspace width="0.5em"/>
            <mi mathvariant="normal">à</mi>
            <mspace width="0.5em"/>
            <mover accent="true">
              <mi>RCO</mi>
              <mo stretchy="true">^</mo>
            </mover>
          </mrow>
        </mstyle>
        <mstyle color="green">
          <mi>hypoténuse</mi>
        </mstyle>
      </mfrac>
    </mstyle>
    <annotation encoding="StarMath 5.0">size 10 {color blue{côté `adjacent `à `widehat RCO} over color green {hypoténuse}}</annotation>
  </semantics>
</math>
</file>